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b978"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894d" style:font-name-asian="Georgia1" style:font-name-complex="Georgia1"/>
    </style:style>
    <style:style style:name="P8" style:family="paragraph" style:parent-style-name="Standard">
      <style:paragraph-properties fo:text-align="justify" style:justify-single-word="false"/>
      <style:text-properties style:font-name="Georgia" officeooo:rsid="0037bcdb"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7fc67"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5f87ea" style:font-name-asian="Georgia1" style:font-name-complex="Georgia1"/>
    </style:style>
    <style:style style:name="P13" style:family="paragraph" style:parent-style-name="Standard">
      <style:paragraph-properties fo:text-align="justify" style:justify-single-word="false"/>
      <style:text-properties style:font-name="Georgia" officeooo:rsid="0060ce76" officeooo:paragraph-rsid="0060ce76" style:font-name-asian="Georgia1" style:font-name-complex="Georgia1"/>
    </style:style>
    <style:style style:name="P14" style:family="paragraph" style:parent-style-name="Standard">
      <style:paragraph-properties fo:text-align="justify" style:justify-single-word="false"/>
      <style:text-properties style:font-name="Georgia" officeooo:rsid="005f87ea" officeooo:paragraph-rsid="005f87ea" style:font-name-asian="Georgia1" style:font-name-complex="Georgia1"/>
    </style:style>
    <style:style style:name="P15" style:family="paragraph" style:parent-style-name="Standard">
      <style:paragraph-properties fo:text-align="justify" style:justify-single-word="false"/>
      <style:text-properties style:font-name="Georgia" officeooo:rsid="006ae597" officeooo:paragraph-rsid="006ae597" style:font-name-asian="Georgia1" style:font-name-complex="Georgia1"/>
    </style:style>
    <style:style style:name="P16" style:family="paragraph" style:parent-style-name="Standard">
      <style:paragraph-properties fo:text-align="justify" style:justify-single-word="false"/>
      <style:text-properties style:font-name="Georgia" officeooo:rsid="006aee3c" officeooo:paragraph-rsid="006aee3c" style:font-name-asian="Georgia1" style:font-name-complex="Georgia1"/>
    </style:style>
    <style:style style:name="P17" style:family="paragraph" style:parent-style-name="Standard">
      <style:paragraph-properties fo:text-align="justify" style:justify-single-word="false"/>
      <style:text-properties style:font-name="Georgia" officeooo:rsid="006ba5e1" officeooo:paragraph-rsid="006ba5e1" style:font-name-asian="Georgia1" style:font-name-complex="Georgia1"/>
    </style:style>
    <style:style style:name="P18" style:family="paragraph" style:parent-style-name="Standard">
      <style:paragraph-properties fo:text-align="justify" style:justify-single-word="false"/>
      <style:text-properties style:font-name="Georgia" officeooo:rsid="006f3506" officeooo:paragraph-rsid="006f3506" style:font-name-asian="Georgia1" style:font-name-complex="Georgia1"/>
    </style:style>
    <style:style style:name="P19" style:family="paragraph" style:parent-style-name="Standard">
      <style:paragraph-properties fo:text-align="justify" style:justify-single-word="false"/>
      <style:text-properties style:font-name="Georgia" officeooo:rsid="005f8f0b" officeooo:paragraph-rsid="005f8f0b" style:font-name-asian="Georgia1" style:font-name-complex="Georgia1"/>
    </style:style>
    <style:style style:name="P20" style:family="paragraph" style:parent-style-name="Standard">
      <style:paragraph-properties fo:text-align="justify" style:justify-single-word="false"/>
      <style:text-properties style:font-name="Georgia" officeooo:rsid="007484c5" officeooo:paragraph-rsid="007484c5" style:font-name-asian="Georgia1" style:font-name-complex="Georgia1"/>
    </style:style>
    <style:style style:name="P21" style:family="paragraph" style:parent-style-name="Standard">
      <style:paragraph-properties fo:text-align="justify" style:justify-single-word="false"/>
      <style:text-properties style:font-name="Georgia" officeooo:rsid="0075139c" officeooo:paragraph-rsid="0075139c" style:font-name-asian="Georgia1" style:font-name-complex="Georgia1"/>
    </style:style>
    <style:style style:name="P22" style:family="paragraph" style:parent-style-name="Standard">
      <style:paragraph-properties fo:text-align="justify" style:justify-single-word="false"/>
      <style:text-properties style:font-name="Georgia" officeooo:rsid="008fa111" officeooo:paragraph-rsid="008fa111" style:font-name-asian="Georgia1" style:font-name-complex="Georgia1"/>
    </style:style>
    <style:style style:name="P23" style:family="paragraph" style:parent-style-name="Standard">
      <style:paragraph-properties fo:text-align="justify" style:justify-single-word="false"/>
      <style:text-properties style:font-name="Georgia" officeooo:rsid="00a59a7d" officeooo:paragraph-rsid="00a59a7d" style:font-name-asian="Georgia1" style:font-name-complex="Georgia1"/>
    </style:style>
    <style:style style:name="P24" style:family="paragraph" style:parent-style-name="Standard">
      <style:paragraph-properties fo:margin-left="0cm" fo:margin-right="0cm" fo:text-align="end" style:justify-single-word="false" fo:text-indent="0cm" style:auto-text-indent="false"/>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0379c43"/>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9pt" style:font-size-asian="7.84999990463257pt" style:font-size-complex="9pt"/>
    </style:style>
    <style:style style:name="P29" style:family="paragraph" style:parent-style-name="Standard">
      <style:text-properties fo:font-size="9pt" style:font-size-asian="7.84999990463257pt" style:font-size-complex="9pt"/>
    </style:style>
    <style:style style:name="P30" style:family="paragraph" style:parent-style-name="Standard">
      <style:paragraph-properties fo:text-align="justify" style:justify-single-word="false"/>
      <style:text-properties officeooo:paragraph-rsid="003680dc"/>
    </style:style>
    <style:style style:name="P31" style:family="paragraph" style:parent-style-name="Standard">
      <style:paragraph-properties fo:text-align="justify" style:justify-single-word="false"/>
      <style:text-properties officeooo:paragraph-rsid="00428b2c"/>
    </style:style>
    <style:style style:name="P32" style:family="paragraph" style:parent-style-name="Standard">
      <style:paragraph-properties fo:text-align="justify" style:justify-single-word="false"/>
      <style:text-properties officeooo:paragraph-rsid="00379c43"/>
    </style:style>
    <style:style style:name="P33" style:family="paragraph" style:parent-style-name="Standard">
      <style:paragraph-properties fo:text-align="justify" style:justify-single-word="false"/>
      <style:text-properties officeooo:paragraph-rsid="002688cc"/>
    </style:style>
    <style:style style:name="P34" style:family="paragraph" style:parent-style-name="Standard">
      <style:paragraph-properties fo:text-align="justify" style:justify-single-word="false"/>
      <style:text-properties officeooo:paragraph-rsid="0057fc67"/>
    </style:style>
    <style:style style:name="P35" style:family="paragraph" style:parent-style-name="Standard">
      <style:paragraph-properties fo:text-align="justify" style:justify-single-word="false"/>
      <style:text-properties officeooo:paragraph-rsid="005a894d"/>
    </style:style>
    <style:style style:name="P36" style:family="paragraph" style:parent-style-name="Standard">
      <style:paragraph-properties fo:text-align="justify" style:justify-single-word="false"/>
      <style:text-properties officeooo:paragraph-rsid="003c54e5"/>
    </style:style>
    <style:style style:name="P37" style:family="paragraph" style:parent-style-name="Standard">
      <style:paragraph-properties fo:text-align="justify" style:justify-single-word="false"/>
      <style:text-properties officeooo:paragraph-rsid="0064f33e"/>
    </style:style>
    <style:style style:name="P38" style:family="paragraph" style:parent-style-name="Standard">
      <style:paragraph-properties fo:text-align="start" style:justify-single-word="false"/>
      <style:text-properties officeooo:paragraph-rsid="00379c43"/>
    </style:style>
    <style:style style:name="P3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0" style:family="paragraph" style:parent-style-name="Figure_20_Index_20_1">
      <style:paragraph-properties>
        <style:tab-stops>
          <style:tab-stop style:position="15.919cm" style:type="right" style:leader-style="dotted" style:leader-text="."/>
        </style:tab-stops>
      </style:paragraph-properties>
    </style:style>
    <style:style style:name="P41" style:family="paragraph" style:parent-style-name="Title">
      <style:text-properties fo:font-size="40pt" officeooo:rsid="005c796d" officeooo:paragraph-rsid="005c796d" style:font-size-asian="40pt" style:font-size-complex="40pt"/>
    </style:style>
    <style:style style:name="P42" style:family="paragraph" style:parent-style-name="Contents_20_1">
      <style:paragraph-properties>
        <style:tab-stops>
          <style:tab-stop style:position="15.921cm" style:type="right" style:leader-style="dotted" style:leader-text="."/>
        </style:tab-stops>
      </style:paragraph-properties>
    </style:style>
    <style:style style:name="P43" style:family="paragraph" style:parent-style-name="Contents_20_2">
      <style:paragraph-properties>
        <style:tab-stops>
          <style:tab-stop style:position="15.921cm" style:type="right" style:leader-style="dotted" style:leader-text="."/>
        </style:tab-stops>
      </style:paragraph-properties>
    </style:style>
    <style:style style:name="P44"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45" style:family="paragraph" style:parent-style-name="Standard">
      <style:paragraph-properties fo:text-align="justify" style:justify-single-word="false"/>
      <style:text-properties fo:font-weight="normal" officeooo:rsid="0064f33e" officeooo:paragraph-rsid="0064f33e" style:font-weight-asian="normal" style:font-weight-complex="normal"/>
    </style:style>
    <style:style style:name="P46" style:family="paragraph" style:parent-style-name="Standard">
      <style:paragraph-properties fo:text-align="justify" style:justify-single-word="false"/>
      <style:text-properties fo:font-weight="normal" officeooo:rsid="0064f33e" officeooo:paragraph-rsid="0068e5c3" style:font-weight-asian="normal" style:font-weight-complex="normal"/>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Heading" style:master-page-name="Standard">
      <style:paragraph-properties style:page-number="1" fo:break-before="page"/>
    </style:style>
    <style:style style:name="P5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5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b978"/>
    </style:style>
    <style:style style:name="P5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7fc67"/>
    </style:style>
    <style:style style:name="P5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b978" officeooo:paragraph-rsid="0058b978"/>
    </style:style>
    <style:style style:name="P5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a894d" officeooo:paragraph-rsid="005a894d"/>
    </style:style>
    <style:style style:name="P55"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6"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fc67"/>
    </style:style>
    <style:style style:name="P57"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58"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fc67"/>
    </style:style>
    <style:style style:name="P5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b978"/>
    </style:style>
    <style:style style:name="P60" style:family="paragraph" style:parent-style-name="Standard" style:list-style-name="L4">
      <style:paragraph-properties fo:text-align="justify" style:justify-single-word="false"/>
      <style:text-properties style:font-name="Georgia" officeooo:rsid="006aee3c" officeooo:paragraph-rsid="006aee3c" style:font-name-asian="Georgia1" style:font-name-complex="Georgia1"/>
    </style:style>
    <style:style style:name="P61" style:family="paragraph" style:parent-style-name="Standard" style:list-style-name="L5">
      <style:paragraph-properties fo:text-align="justify" style:justify-single-word="false"/>
      <style:text-properties style:font-name="Georgia" officeooo:rsid="006ba5e1" officeooo:paragraph-rsid="006ba5e1" style:font-name-asian="Georgia1" style:font-name-complex="Georgia1"/>
    </style:style>
    <style:style style:name="P62" style:family="paragraph" style:parent-style-name="Standard" style:list-style-name="L5">
      <style:paragraph-properties fo:text-align="justify" style:justify-single-word="false"/>
      <style:text-properties style:font-name="Georgia" officeooo:rsid="006d1d41" officeooo:paragraph-rsid="006d1d41" style:font-name-asian="Georgia1" style:font-name-complex="Georgia1"/>
    </style:style>
    <style:style style:name="P63" style:family="paragraph" style:parent-style-name="Standard" style:list-style-name="L5">
      <style:paragraph-properties fo:text-align="justify" style:justify-single-word="false"/>
      <style:text-properties style:font-name="Georgia" officeooo:rsid="006db385" officeooo:paragraph-rsid="006db385" style:font-name-asian="Georgia1" style:font-name-complex="Georgia1"/>
    </style:style>
    <style:style style:name="P64" style:family="paragraph" style:parent-style-name="Standard" style:list-style-name="L6">
      <style:paragraph-properties fo:text-align="justify" style:justify-single-word="false"/>
      <style:text-properties style:font-name="Georgia" officeooo:rsid="00707a83" officeooo:paragraph-rsid="00707a83" style:font-name-asian="Georgia1" style:font-name-complex="Georgia1"/>
    </style:style>
    <style:style style:name="P65" style:family="paragraph" style:parent-style-name="Standard" style:list-style-name="L6">
      <style:paragraph-properties fo:text-align="justify" style:justify-single-word="false"/>
      <style:text-properties style:font-name="Georgia" officeooo:rsid="00707a83" officeooo:paragraph-rsid="0072758a" style:font-name-asian="Georgia1" style:font-name-complex="Georgia1"/>
    </style:style>
    <style:style style:name="P66" style:family="paragraph" style:parent-style-name="Standard" style:list-style-name="L6">
      <style:paragraph-properties fo:text-align="justify" style:justify-single-word="false"/>
      <style:text-properties style:font-name="Georgia" officeooo:rsid="007484c5" officeooo:paragraph-rsid="007484c5" style:font-name-asian="Georgia1" style:font-name-complex="Georgia1"/>
    </style:style>
    <style:style style:name="P67" style:family="paragraph" style:parent-style-name="Standard" style:list-style-name="L8">
      <style:paragraph-properties fo:text-align="justify" style:justify-single-word="false"/>
      <style:text-properties style:font-name="Georgia" officeooo:rsid="0075139c" officeooo:paragraph-rsid="0075139c" style:font-name-asian="Georgia1" style:font-name-complex="Georgia1"/>
    </style:style>
    <style:style style:name="P68" style:family="paragraph" style:parent-style-name="Standard" style:list-style-name="L8">
      <style:paragraph-properties fo:text-align="justify" style:justify-single-word="false"/>
      <style:text-properties style:font-name="Georgia" officeooo:rsid="00773537" officeooo:paragraph-rsid="00773537" style:font-name-asian="Georgia1" style:font-name-complex="Georgia1"/>
    </style:style>
    <style:style style:name="P69" style:family="paragraph" style:parent-style-name="Standard" style:list-style-name="L8">
      <style:paragraph-properties fo:text-align="justify" style:justify-single-word="false"/>
      <style:text-properties style:font-name="Georgia" officeooo:rsid="0077b231" officeooo:paragraph-rsid="0077b231" style:font-name-asian="Georgia1" style:font-name-complex="Georgia1"/>
    </style:style>
    <style:style style:name="P70" style:family="paragraph" style:parent-style-name="Standard" style:list-style-name="L8">
      <style:paragraph-properties fo:text-align="justify" style:justify-single-word="false"/>
      <style:text-properties style:font-name="Georgia" officeooo:rsid="007d2585" officeooo:paragraph-rsid="007d2585" style:font-name-asian="Georgia1" style:font-name-complex="Georgia1"/>
    </style:style>
    <style:style style:name="P71" style:family="paragraph" style:parent-style-name="Standard" style:list-style-name="L8">
      <style:paragraph-properties fo:text-align="justify" style:justify-single-word="false"/>
      <style:text-properties style:font-name="Georgia" officeooo:rsid="00793616" officeooo:paragraph-rsid="00793616" style:font-name-asian="Georgia1" style:font-name-complex="Georgia1"/>
    </style:style>
    <style:style style:name="P72" style:family="paragraph" style:parent-style-name="Standard" style:list-style-name="L8">
      <style:paragraph-properties fo:text-align="justify" style:justify-single-word="false"/>
      <style:text-properties style:font-name="Georgia" officeooo:rsid="007afb0b" officeooo:paragraph-rsid="007afb0b" style:font-name-asian="Georgia1" style:font-name-complex="Georgia1"/>
    </style:style>
    <style:style style:name="P73" style:family="paragraph" style:parent-style-name="Standard" style:list-style-name="L8">
      <style:paragraph-properties fo:text-align="justify" style:justify-single-word="false"/>
      <style:text-properties style:font-name="Georgia" officeooo:rsid="007ba6dc" officeooo:paragraph-rsid="007ba6dc" style:font-name-asian="Georgia1" style:font-name-complex="Georgia1"/>
    </style:style>
    <style:style style:name="P74" style:family="paragraph" style:parent-style-name="Standard" style:list-style-name="L8">
      <style:paragraph-properties fo:text-align="justify" style:justify-single-word="false"/>
      <style:text-properties style:font-name="Georgia" officeooo:rsid="007ceade" officeooo:paragraph-rsid="007ceade" style:font-name-asian="Georgia1" style:font-name-complex="Georgia1"/>
    </style:style>
    <style:style style:name="P75" style:family="paragraph" style:parent-style-name="Standard" style:list-style-name="L8">
      <style:paragraph-properties fo:text-align="justify" style:justify-single-word="false"/>
      <style:text-properties style:font-name="Georgia" officeooo:rsid="0023ad53" officeooo:paragraph-rsid="0058b978" style:font-name-asian="Georgia1" style:font-name-complex="Georgia1"/>
    </style:style>
    <style:style style:name="P76" style:family="paragraph" style:parent-style-name="Standard" style:list-style-name="L9">
      <style:paragraph-properties fo:text-align="justify" style:justify-single-word="false"/>
      <style:text-properties style:font-name="Georgia" officeooo:rsid="0023ad53" officeooo:paragraph-rsid="008fa111" style:font-name-asian="Georgia1" style:font-name-complex="Georgia1"/>
    </style:style>
    <style:style style:name="P77" style:family="paragraph" style:parent-style-name="Standard" style:list-style-name="L12">
      <style:paragraph-properties fo:text-align="justify" style:justify-single-word="false"/>
      <style:text-properties style:font-name="Georgia" officeooo:rsid="0023ad53" officeooo:paragraph-rsid="0058b978" style:font-name-asian="Georgia1" style:font-name-complex="Georgia1"/>
    </style:style>
    <style:style style:name="P78" style:family="paragraph" style:parent-style-name="Standard" style:list-style-name="L12">
      <style:paragraph-properties fo:text-align="justify" style:justify-single-word="false"/>
      <style:text-properties style:font-name="Georgia" officeooo:rsid="0023ad53" officeooo:paragraph-rsid="00c498ca" style:font-name-asian="Georgia1" style:font-name-complex="Georgia1"/>
    </style:style>
    <style:style style:name="P79" style:family="paragraph" style:parent-style-name="Standard" style:list-style-name="L13">
      <style:paragraph-properties fo:text-align="justify" style:justify-single-word="false"/>
      <style:text-properties style:font-name="Georgia" officeooo:rsid="0023ad53" officeooo:paragraph-rsid="0057fc67" style:font-name-asian="Georgia1" style:font-name-complex="Georgia1"/>
    </style:style>
    <style:style style:name="P80" style:family="paragraph" style:parent-style-name="Standard" style:list-style-name="L13">
      <style:paragraph-properties fo:text-align="justify" style:justify-single-word="false"/>
      <style:text-properties style:font-name="Georgia" officeooo:rsid="0023ad53" officeooo:paragraph-rsid="005f98a3" style:font-name-asian="Georgia1" style:font-name-complex="Georgia1"/>
    </style:style>
    <style:style style:name="P81" style:family="paragraph" style:parent-style-name="Standard">
      <style:paragraph-properties fo:text-align="justify" style:justify-single-word="false"/>
      <style:text-properties style:font-name="Georgia" officeooo:rsid="0023ad53" officeooo:paragraph-rsid="0058b978" style:font-name-asian="Georgia1" style:font-name-complex="Georgia1"/>
    </style:style>
    <style:style style:name="P82" style:family="paragraph" style:parent-style-name="Standard" style:list-style-name="L8">
      <style:paragraph-properties fo:text-align="justify" style:justify-single-word="false"/>
      <style:text-properties style:font-name="Georgia" officeooo:rsid="0084774d" officeooo:paragraph-rsid="0084774d" style:font-name-asian="Georgia1" style:font-name-complex="Georgia1"/>
    </style:style>
    <style:style style:name="P83" style:family="paragraph" style:parent-style-name="Standard" style:list-style-name="L8">
      <style:paragraph-properties fo:text-align="justify" style:justify-single-word="false"/>
      <style:text-properties style:font-name="Georgia" officeooo:rsid="008d8549" officeooo:paragraph-rsid="008d8549" style:font-name-asian="Georgia1" style:font-name-complex="Georgia1"/>
    </style:style>
    <style:style style:name="P84" style:family="paragraph" style:parent-style-name="Standard" style:list-style-name="L8">
      <style:paragraph-properties fo:text-align="justify" style:justify-single-word="false"/>
      <style:text-properties style:font-name="Georgia" officeooo:rsid="008614a6" officeooo:paragraph-rsid="008614a6" style:font-name-asian="Georgia1" style:font-name-complex="Georgia1"/>
    </style:style>
    <style:style style:name="P85" style:family="paragraph" style:parent-style-name="Standard" style:list-style-name="L8">
      <style:paragraph-properties fo:text-align="justify" style:justify-single-word="false"/>
      <style:text-properties style:font-name="Georgia" officeooo:rsid="0087ab9d" officeooo:paragraph-rsid="0087ab9d" style:font-name-asian="Georgia1" style:font-name-complex="Georgia1"/>
    </style:style>
    <style:style style:name="P86" style:family="paragraph" style:parent-style-name="Standard" style:list-style-name="L8">
      <style:paragraph-properties fo:text-align="justify" style:justify-single-word="false"/>
      <style:text-properties style:font-name="Georgia" officeooo:rsid="008f3ff7" officeooo:paragraph-rsid="008f3ff7" style:font-name-asian="Georgia1" style:font-name-complex="Georgia1"/>
    </style:style>
    <style:style style:name="P87" style:family="paragraph" style:parent-style-name="Standard" style:list-style-name="L8">
      <style:paragraph-properties fo:text-align="justify" style:justify-single-word="false"/>
      <style:text-properties style:font-name="Georgia" officeooo:rsid="00bd5c37" officeooo:paragraph-rsid="00bd5c37" style:font-name-asian="Georgia1" style:font-name-complex="Georgia1"/>
    </style:style>
    <style:style style:name="P88" style:family="paragraph" style:parent-style-name="Standard" style:list-style-name="L8">
      <style:paragraph-properties fo:text-align="justify" style:justify-single-word="false"/>
      <style:text-properties style:font-name="Georgia" officeooo:rsid="00bf5791" officeooo:paragraph-rsid="00bf5791" style:font-name-asian="Georgia1" style:font-name-complex="Georgia1"/>
    </style:style>
    <style:style style:name="P89" style:family="paragraph" style:parent-style-name="Standard" style:list-style-name="L8">
      <style:paragraph-properties fo:text-align="justify" style:justify-single-word="false"/>
      <style:text-properties style:font-name="Georgia" officeooo:rsid="00c27ea2" officeooo:paragraph-rsid="00c27ea2" style:font-name-asian="Georgia1" style:font-name-complex="Georgia1"/>
    </style:style>
    <style:style style:name="P90" style:family="paragraph" style:parent-style-name="Standard" style:list-style-name="L9">
      <style:paragraph-properties fo:text-align="justify" style:justify-single-word="false"/>
      <style:text-properties style:font-name="Georgia" officeooo:rsid="008fa111" officeooo:paragraph-rsid="008fa111" style:font-name-asian="Georgia1" style:font-name-complex="Georgia1"/>
    </style:style>
    <style:style style:name="P91" style:family="paragraph" style:parent-style-name="Standard" style:list-style-name="L9">
      <style:paragraph-properties fo:text-align="justify" style:justify-single-word="false"/>
      <style:text-properties style:font-name="Georgia" officeooo:rsid="00910814" officeooo:paragraph-rsid="00910814" style:font-name-asian="Georgia1" style:font-name-complex="Georgia1"/>
    </style:style>
    <style:style style:name="P92" style:family="paragraph" style:parent-style-name="Standard" style:list-style-name="L9">
      <style:paragraph-properties fo:text-align="justify" style:justify-single-word="false"/>
      <style:text-properties style:font-name="Georgia" officeooo:rsid="0092edd5" officeooo:paragraph-rsid="0092edd5" style:font-name-asian="Georgia1" style:font-name-complex="Georgia1"/>
    </style:style>
    <style:style style:name="P93" style:family="paragraph" style:parent-style-name="Standard" style:list-style-name="L9">
      <style:paragraph-properties fo:text-align="justify" style:justify-single-word="false"/>
      <style:text-properties style:font-name="Georgia" officeooo:rsid="0093afda" officeooo:paragraph-rsid="0093afda" style:font-name-asian="Georgia1" style:font-name-complex="Georgia1"/>
    </style:style>
    <style:style style:name="P94" style:family="paragraph" style:parent-style-name="Standard" style:list-style-name="L9">
      <style:paragraph-properties fo:text-align="justify" style:justify-single-word="false"/>
      <style:text-properties style:font-name="Georgia" officeooo:rsid="0097c520" officeooo:paragraph-rsid="0097c520" style:font-name-asian="Georgia1" style:font-name-complex="Georgia1"/>
    </style:style>
    <style:style style:name="P95" style:family="paragraph" style:parent-style-name="Standard" style:list-style-name="L9">
      <style:paragraph-properties fo:text-align="justify" style:justify-single-word="false"/>
      <style:text-properties style:font-name="Georgia" officeooo:rsid="0098724d" officeooo:paragraph-rsid="0098724d" style:font-name-asian="Georgia1" style:font-name-complex="Georgia1"/>
    </style:style>
    <style:style style:name="P96" style:family="paragraph" style:parent-style-name="Standard" style:list-style-name="L9">
      <style:paragraph-properties fo:text-align="justify" style:justify-single-word="false"/>
      <style:text-properties style:font-name="Georgia" officeooo:rsid="00957c8e" officeooo:paragraph-rsid="00957c8e" style:font-name-asian="Georgia1" style:font-name-complex="Georgia1"/>
    </style:style>
    <style:style style:name="P97" style:family="paragraph" style:parent-style-name="Standard" style:list-style-name="L9">
      <style:paragraph-properties fo:text-align="justify" style:justify-single-word="false"/>
      <style:text-properties style:font-name="Georgia" officeooo:rsid="009ee72e" officeooo:paragraph-rsid="009ee72e" style:font-name-asian="Georgia1" style:font-name-complex="Georgia1"/>
    </style:style>
    <style:style style:name="P98" style:family="paragraph" style:parent-style-name="Standard" style:list-style-name="L9">
      <style:paragraph-properties fo:text-align="justify" style:justify-single-word="false"/>
      <style:text-properties style:font-name="Georgia" officeooo:rsid="00a3b327" officeooo:paragraph-rsid="00a3b327" style:font-name-asian="Georgia1" style:font-name-complex="Georgia1"/>
    </style:style>
    <style:style style:name="P99" style:family="paragraph" style:parent-style-name="Standard" style:list-style-name="L10">
      <style:paragraph-properties fo:text-align="justify" style:justify-single-word="false"/>
      <style:text-properties style:font-name="Georgia" officeooo:rsid="00a3b327" officeooo:paragraph-rsid="00a3b327" style:font-name-asian="Georgia1" style:font-name-complex="Georgia1"/>
    </style:style>
    <style:style style:name="P100" style:family="paragraph" style:parent-style-name="Standard" style:list-style-name="L9">
      <style:paragraph-properties fo:text-align="justify" style:justify-single-word="false"/>
      <style:text-properties style:font-name="Georgia" officeooo:rsid="00a1239e" officeooo:paragraph-rsid="00a1239e" style:font-name-asian="Georgia1" style:font-name-complex="Georgia1"/>
    </style:style>
    <style:style style:name="P101" style:family="paragraph" style:parent-style-name="Standard" style:list-style-name="L10">
      <style:paragraph-properties fo:text-align="justify" style:justify-single-word="false"/>
      <style:text-properties style:font-name="Georgia" officeooo:rsid="00a59a7d" officeooo:paragraph-rsid="00a59a7d" style:font-name-asian="Georgia1" style:font-name-complex="Georgia1"/>
    </style:style>
    <style:style style:name="P102" style:family="paragraph" style:parent-style-name="Standard" style:list-style-name="L10">
      <style:paragraph-properties fo:text-align="justify" style:justify-single-word="false"/>
      <style:text-properties style:font-name="Georgia" officeooo:rsid="00a69dd3" officeooo:paragraph-rsid="00a69dd3" style:font-name-asian="Georgia1" style:font-name-complex="Georgia1"/>
    </style:style>
    <style:style style:name="P103" style:family="paragraph" style:parent-style-name="Standard" style:list-style-name="L10">
      <style:paragraph-properties fo:text-align="justify" style:justify-single-word="false"/>
      <style:text-properties style:font-name="Georgia" officeooo:rsid="00a7a5f2" officeooo:paragraph-rsid="00a7a5f2" style:font-name-asian="Georgia1" style:font-name-complex="Georgia1"/>
    </style:style>
    <style:style style:name="P104" style:family="paragraph" style:parent-style-name="Standard" style:list-style-name="L10">
      <style:paragraph-properties fo:text-align="justify" style:justify-single-word="false"/>
      <style:text-properties style:font-name="Georgia" officeooo:rsid="00a943c0" officeooo:paragraph-rsid="00a943c0" style:font-name-asian="Georgia1" style:font-name-complex="Georgia1"/>
    </style:style>
    <style:style style:name="P105" style:family="paragraph" style:parent-style-name="Standard" style:list-style-name="L10">
      <style:paragraph-properties fo:text-align="justify" style:justify-single-word="false"/>
      <style:text-properties style:font-name="Georgia" officeooo:rsid="00aad734" officeooo:paragraph-rsid="00bd5c37" style:font-name-asian="Georgia1" style:font-name-complex="Georgia1"/>
    </style:style>
    <style:style style:name="P106" style:family="paragraph" style:parent-style-name="Standard" style:list-style-name="L10">
      <style:paragraph-properties fo:text-align="justify" style:justify-single-word="false"/>
      <style:text-properties style:font-name="Georgia" officeooo:rsid="00ac302a" officeooo:paragraph-rsid="00ac302a" style:font-name-asian="Georgia1" style:font-name-complex="Georgia1"/>
    </style:style>
    <style:style style:name="P107" style:family="paragraph" style:parent-style-name="Standard" style:list-style-name="L10">
      <style:paragraph-properties fo:text-align="justify" style:justify-single-word="false"/>
      <style:text-properties style:font-name="Georgia" officeooo:rsid="005f8f0b" officeooo:paragraph-rsid="00a2c2d5" style:font-name-asian="Georgia1" style:font-name-complex="Georgia1"/>
    </style:style>
    <style:style style:name="P108" style:family="paragraph" style:parent-style-name="Standard" style:list-style-name="L10">
      <style:paragraph-properties fo:text-align="justify" style:justify-single-word="false"/>
      <style:text-properties style:font-name="Georgia" officeooo:rsid="005f8f0b" officeooo:paragraph-rsid="00b57ac5" style:font-name-asian="Georgia1" style:font-name-complex="Georgia1"/>
    </style:style>
    <style:style style:name="P109" style:family="paragraph" style:parent-style-name="Standard" style:list-style-name="L10">
      <style:paragraph-properties fo:text-align="justify" style:justify-single-word="false"/>
      <style:text-properties style:font-name="Georgia" officeooo:rsid="00ab2704" officeooo:paragraph-rsid="00b57ac5" style:font-name-asian="Georgia1" style:font-name-complex="Georgia1"/>
    </style:style>
    <style:style style:name="P110" style:family="paragraph" style:parent-style-name="Standard" style:list-style-name="L10">
      <style:paragraph-properties fo:text-align="justify" style:justify-single-word="false"/>
      <style:text-properties style:font-name="Georgia" officeooo:rsid="00a2c2d5" officeooo:paragraph-rsid="00a2c2d5" style:font-name-asian="Georgia1" style:font-name-complex="Georgia1"/>
    </style:style>
    <style:style style:name="P111" style:family="paragraph" style:parent-style-name="Standard" style:list-style-name="L10">
      <style:paragraph-properties fo:text-align="justify" style:justify-single-word="false"/>
      <style:text-properties style:font-name="Georgia" officeooo:rsid="00a5068a" officeooo:paragraph-rsid="00a5068a" style:font-name-asian="Georgia1" style:font-name-complex="Georgia1"/>
    </style:style>
    <style:style style:name="P112" style:family="paragraph" style:parent-style-name="Standard" style:list-style-name="L10">
      <style:paragraph-properties fo:text-align="justify" style:justify-single-word="false"/>
      <style:text-properties style:font-name="Georgia" officeooo:rsid="00adce5a" officeooo:paragraph-rsid="00adce5a" style:font-name-asian="Georgia1" style:font-name-complex="Georgia1"/>
    </style:style>
    <style:style style:name="P113" style:family="paragraph" style:parent-style-name="Standard" style:list-style-name="L10">
      <style:paragraph-properties fo:text-align="justify" style:justify-single-word="false"/>
      <style:text-properties style:font-name="Georgia" officeooo:rsid="00b76a7a" officeooo:paragraph-rsid="00ba22e6" style:font-name-asian="Georgia1" style:font-name-complex="Georgia1"/>
    </style:style>
    <style:style style:name="P114" style:family="paragraph" style:parent-style-name="Standard" style:list-style-name="L10">
      <style:paragraph-properties fo:text-align="justify" style:justify-single-word="false"/>
      <style:text-properties style:font-name="Georgia" officeooo:rsid="00bb1653" officeooo:paragraph-rsid="00bb1653" style:font-name-asian="Georgia1" style:font-name-complex="Georgia1"/>
    </style:style>
    <style:style style:name="P115" style:family="paragraph" style:parent-style-name="Standard" style:list-style-name="L13">
      <style:paragraph-properties fo:text-align="justify" style:justify-single-word="false"/>
      <style:text-properties style:font-name="Georgia" officeooo:rsid="005f98a3" officeooo:paragraph-rsid="005f98a3" style:font-name-asian="Georgia1" style:font-name-complex="Georgia1"/>
    </style:style>
    <style:style style:name="P116" style:family="paragraph" style:parent-style-name="Standard">
      <style:paragraph-properties fo:text-align="justify" style:justify-single-word="false"/>
      <style:text-properties style:font-name="Georgia" officeooo:rsid="005f98a3" officeooo:paragraph-rsid="005f98a3" style:font-name-asian="Georgia1" style:font-name-complex="Georgia1"/>
    </style:style>
    <style:style style:name="P117" style:family="paragraph" style:parent-style-name="Standard" style:list-style-name="L15">
      <style:paragraph-properties fo:text-align="justify" style:justify-single-word="false"/>
      <style:text-properties style:font-name="Georgia" officeooo:paragraph-rsid="0057fc67" style:font-name-asian="Georgia1" style:font-name-complex="Georgia1"/>
    </style:style>
    <style:style style:name="P118" style:family="paragraph" style:parent-style-name="Standard">
      <style:paragraph-properties fo:text-align="justify" style:justify-single-word="false"/>
      <style:text-properties style:font-name="Georgia" officeooo:paragraph-rsid="0057fc67" style:font-name-asian="Georgia1" style:font-name-complex="Georgia1"/>
    </style:style>
    <style:style style:name="P119" style:family="paragraph" style:parent-style-name="Standard" style:list-style-name="L12">
      <style:paragraph-properties fo:text-align="justify" style:justify-single-word="false"/>
      <style:text-properties style:font-name="Georgia" officeooo:rsid="00c498ca" officeooo:paragraph-rsid="00c498ca" style:font-name-asian="Georgia1" style:font-name-complex="Georgia1"/>
    </style:style>
    <style:style style:name="P120" style:family="paragraph" style:parent-style-name="Standard">
      <style:paragraph-properties fo:text-align="justify" style:justify-single-word="false"/>
      <style:text-properties style:font-name="Georgia" officeooo:rsid="00c498ca" officeooo:paragraph-rsid="00c498ca" style:font-name-asian="Georgia1" style:font-name-complex="Georgia1"/>
    </style:style>
    <style:style style:name="P121" style:family="paragraph" style:parent-style-name="Standard" style:list-style-name="L12">
      <style:paragraph-properties fo:text-align="justify" style:justify-single-word="false"/>
      <style:text-properties style:font-name="Georgia" officeooo:rsid="00c78731" officeooo:paragraph-rsid="00c78731" style:font-name-asian="Georgia1" style:font-name-complex="Georgia1"/>
    </style:style>
    <style:style style:name="P122" style:family="paragraph" style:parent-style-name="Standard" style:list-style-name="L12">
      <style:paragraph-properties fo:text-align="justify" style:justify-single-word="false"/>
      <style:text-properties style:font-name="Georgia" officeooo:rsid="00c9cb90" officeooo:paragraph-rsid="00c9cb90" style:font-name-asian="Georgia1" style:font-name-complex="Georgia1"/>
    </style:style>
    <style:style style:name="P123" style:family="paragraph" style:parent-style-name="Standard" style:list-style-name="L12">
      <style:paragraph-properties fo:text-align="justify" style:justify-single-word="false"/>
      <style:text-properties style:font-name="Georgia" officeooo:rsid="00cb788c" officeooo:paragraph-rsid="00cb788c" style:font-name-asian="Georgia1" style:font-name-complex="Georgia1"/>
    </style:style>
    <style:style style:name="P124" style:family="paragraph" style:parent-style-name="Standard" style:list-style-name="L12">
      <style:paragraph-properties fo:text-align="justify" style:justify-single-word="false"/>
      <style:text-properties style:font-name="Georgia" officeooo:rsid="00cb788c" officeooo:paragraph-rsid="00cca076" style:font-name-asian="Georgia1" style:font-name-complex="Georgia1"/>
    </style:style>
    <style:style style:name="P125" style:family="paragraph" style:parent-style-name="Standard" style:list-style-name="L4">
      <style:paragraph-properties fo:text-align="justify" style:justify-single-word="false"/>
      <style:text-properties style:font-name="Georgia" fo:font-size="13pt" fo:font-weight="bold" officeooo:paragraph-rsid="0068e5c3" style:font-name-asian="Georgia1" style:font-size-asian="13pt" style:font-weight-asian="bold" style:font-name-complex="Georgia1" style:font-size-complex="13pt" style:font-weight-complex="bold"/>
    </style:style>
    <style:style style:name="P126" style:family="paragraph" style:parent-style-name="Standard" style:list-style-name="L4">
      <style:paragraph-properties fo:text-align="justify" style:justify-single-word="false"/>
      <style:text-properties style:font-name="Georgia" fo:font-size="13pt" fo:font-weight="bold" officeooo:rsid="005f87ea" officeooo:paragraph-rsid="005f87ea" style:font-name-asian="Georgia1" style:font-size-asian="13pt" style:font-weight-asian="bold" style:font-name-complex="Georgia1" style:font-size-complex="13pt" style:font-weight-complex="bold"/>
    </style:style>
    <style:style style:name="P127" style:family="paragraph" style:parent-style-name="Standard" style:list-style-name="L5">
      <style:paragraph-properties fo:text-align="justify" style:justify-single-word="false"/>
      <style:text-properties style:font-name="Georgia" fo:font-size="13pt" fo:font-weight="bold" officeooo:rsid="0023ad53" officeooo:paragraph-rsid="002688cc" style:font-name-asian="Georgia1" style:font-size-asian="13pt" style:font-weight-asian="bold" style:font-name-complex="Georgia1" style:font-size-complex="13pt" style:font-weight-complex="bold"/>
    </style:style>
    <style:style style:name="P128" style:family="paragraph" style:parent-style-name="Standard" style:list-style-name="L6">
      <style:paragraph-properties fo:text-align="justify" style:justify-single-word="false"/>
      <style:text-properties style:font-name="Georgia" fo:font-size="13pt" fo:font-weight="bold" officeooo:rsid="0023ad53" officeooo:paragraph-rsid="005f87ea" style:font-name-asian="Georgia1" style:font-size-asian="13pt" style:font-weight-asian="bold" style:font-name-complex="Georgia1" style:font-size-complex="13pt" style:font-weight-complex="bold"/>
    </style:style>
    <style:style style:name="P129" style:family="paragraph" style:parent-style-name="Standard" style:list-style-name="L6">
      <style:paragraph-properties fo:text-align="justify" style:justify-single-word="false"/>
      <style:text-properties style:font-name="Georgia" fo:font-size="13pt" fo:font-weight="bold" officeooo:rsid="0023ad53" officeooo:paragraph-rsid="00707a83" style:font-name-asian="Georgia1" style:font-size-asian="13pt" style:font-weight-asian="bold" style:font-name-complex="Georgia1" style:font-size-complex="13pt" style:font-weight-complex="bold"/>
    </style:style>
    <style:style style:name="P130" style:family="paragraph" style:parent-style-name="Standard" style:list-style-name="L8">
      <style:paragraph-properties fo:text-align="justify" style:justify-single-word="false"/>
      <style:text-properties style:font-name="Georgia" fo:font-size="13pt" fo:font-weight="bold" officeooo:rsid="0023ad53" officeooo:paragraph-rsid="0058b978" style:font-name-asian="Georgia1" style:font-size-asian="13pt" style:font-weight-asian="bold" style:font-name-complex="Georgia1" style:font-size-complex="13pt" style:font-weight-complex="bold"/>
    </style:style>
    <style:style style:name="P131" style:family="paragraph" style:parent-style-name="Standard" style:list-style-name="L9">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32" style:family="paragraph" style:parent-style-name="Standard" style:list-style-name="L9">
      <style:paragraph-properties fo:text-align="justify" style:justify-single-word="false"/>
      <style:text-properties style:font-name="Georgia" fo:font-size="13pt" fo:font-weight="bold" officeooo:rsid="0023ad53" officeooo:paragraph-rsid="009ee72e" style:font-name-asian="Georgia1" style:font-size-asian="13pt" style:font-weight-asian="bold" style:font-name-complex="Georgia1" style:font-size-complex="13pt" style:font-weight-complex="bold"/>
    </style:style>
    <style:style style:name="P133" style:family="paragraph" style:parent-style-name="Standard" style:list-style-name="L10">
      <style:paragraph-properties fo:text-align="justify" style:justify-single-word="false"/>
      <style:text-properties style:font-name="Georgia" fo:font-size="13pt" fo:font-weight="bold" officeooo:rsid="0023ad53" officeooo:paragraph-rsid="0057fc67" style:font-name-asian="Georgia1" style:font-size-asian="13pt" style:font-weight-asian="bold" style:font-name-complex="Georgia1" style:font-size-complex="13pt" style:font-weight-complex="bold"/>
    </style:style>
    <style:style style:name="P134" style:family="paragraph" style:parent-style-name="Standard" style:list-style-name="L10">
      <style:paragraph-properties fo:text-align="justify" style:justify-single-word="false"/>
      <style:text-properties style:font-name="Georgia" fo:font-size="13pt" fo:font-weight="bold" officeooo:rsid="0023ad53" officeooo:paragraph-rsid="00b76a7a" style:font-name-asian="Georgia1" style:font-size-asian="13pt" style:font-weight-asian="bold" style:font-name-complex="Georgia1" style:font-size-complex="13pt" style:font-weight-complex="bold"/>
    </style:style>
    <style:style style:name="P135" style:family="paragraph" style:parent-style-name="Standard" style:list-style-name="L10">
      <style:paragraph-properties fo:text-align="justify" style:justify-single-word="false"/>
      <style:text-properties style:font-name="Georgia" fo:font-size="13pt" fo:font-weight="bold" officeooo:rsid="005f8f0b" officeooo:paragraph-rsid="00a2c2d5" style:font-name-asian="Georgia1" style:font-size-asian="13pt" style:font-weight-asian="bold" style:font-name-complex="Georgia1" style:font-size-complex="13pt" style:font-weight-complex="bold"/>
    </style:style>
    <style:style style:name="P136" style:family="paragraph" style:parent-style-name="Standard" style:list-style-name="L9">
      <style:paragraph-properties fo:text-align="justify" style:justify-single-word="false"/>
      <style:text-properties style:font-name="Georgia" fo:font-size="13pt" fo:font-weight="bold" officeooo:rsid="009acc07" officeooo:paragraph-rsid="005f8f0b" style:font-name-asian="Georgia1" style:font-size-asian="13pt" style:font-weight-asian="bold" style:font-name-complex="Georgia1" style:font-size-complex="13pt" style:font-weight-complex="bold"/>
    </style:style>
    <style:style style:name="P137" style:family="paragraph" style:parent-style-name="Standard" style:list-style-name="L6">
      <style:paragraph-properties fo:text-align="justify" style:justify-single-word="false"/>
      <style:text-properties style:font-name="Georgia" officeooo:rsid="0023ad53" officeooo:paragraph-rsid="00707a83" fo:background-color="#ffff00" style:font-name-asian="Georgia1" style:font-name-complex="Georgia1"/>
    </style:style>
    <style:style style:name="P138" style:family="paragraph" style:parent-style-name="Standard" style:master-page-name="First_20_Page">
      <style:paragraph-properties fo:text-align="center" style:justify-single-word="false" style:page-number="1"/>
    </style:style>
    <style:style style:name="P139" style:family="paragraph" style:parent-style-name="Standard" style:list-style-name="L2">
      <style:paragraph-properties fo:text-align="justify" style:justify-single-word="false"/>
      <style:text-properties fo:font-weight="normal" officeooo:rsid="0064f33e" officeooo:paragraph-rsid="0064f33e" style:font-weight-asian="normal" style:font-weight-complex="normal"/>
    </style:style>
    <style:style style:name="P140" style:family="paragraph" style:parent-style-name="Standard" style:list-style-name="L2">
      <style:paragraph-properties fo:text-align="justify" style:justify-single-word="false"/>
      <style:text-properties fo:font-weight="normal" officeooo:rsid="00661175" officeooo:paragraph-rsid="00661175" style:font-weight-asian="normal" style:font-weight-complex="normal"/>
    </style:style>
    <style:style style:name="P141" style:family="paragraph" style:parent-style-name="Standard" style:list-style-name="L2">
      <style:paragraph-properties fo:text-align="justify" style:justify-single-word="false"/>
      <style:text-properties fo:font-weight="normal" officeooo:rsid="0068e5c3" officeooo:paragraph-rsid="0068e5c3" style:font-weight-asian="normal" style:font-weight-complex="normal"/>
    </style:style>
    <style:style style:name="P142" style:family="paragraph" style:parent-style-name="Standard" style:list-style-name="L2">
      <style:paragraph-properties fo:text-align="justify" style:justify-single-word="false"/>
      <style:text-properties fo:font-size="13pt" fo:font-weight="bold" officeooo:rsid="0064f33e" officeooo:paragraph-rsid="0064f33e" style:font-size-asian="13pt" style:font-weight-asian="bold" style:font-size-complex="13pt" style:font-weight-complex="bold"/>
    </style:style>
    <style:style style:name="P143" style:family="paragraph" style:parent-style-name="Standard" style:list-style-name="L2">
      <style:paragraph-properties fo:text-align="justify" style:justify-single-word="false"/>
      <style:text-properties fo:font-size="13pt" fo:font-weight="bold" officeooo:rsid="0068e5c3" officeooo:paragraph-rsid="0068e5c3" style:font-size-asian="13pt" style:font-weight-asian="bold" style:font-size-complex="13pt" style:font-weight-complex="bold"/>
    </style:style>
    <style:style style:name="P144" style:family="paragraph" style:parent-style-name="Standard" style:list-style-name="L10">
      <style:paragraph-properties fo:text-align="justify" style:justify-single-word="false"/>
      <style:text-properties officeooo:paragraph-rsid="00bb1653"/>
    </style:style>
    <style:style style:name="P145" style:family="paragraph" style:parent-style-name="Standard" style:list-style-name="L14">
      <style:paragraph-properties fo:text-align="justify" style:justify-single-word="false"/>
      <style:text-properties officeooo:paragraph-rsid="0058b978"/>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23ad53" style:font-name-asian="Georgia1" style:font-name-complex="Georgia1"/>
    </style:style>
    <style:style style:name="T6" style:family="text">
      <style:text-properties style:font-name="Georgia" officeooo:rsid="00532af6" style:font-name-asian="Georgia1" style:font-name-complex="Georgia1"/>
    </style:style>
    <style:style style:name="T7" style:family="text">
      <style:text-properties style:font-name="Georgia" officeooo:rsid="00559803" style:font-name-asian="Georgia1" style:font-name-complex="Georgia1"/>
    </style:style>
    <style:style style:name="T8" style:family="text">
      <style:text-properties style:font-name="Georgia" officeooo:rsid="00bb1653" style:font-name-asian="Georgia1" style:font-name-complex="Georgia1"/>
    </style:style>
    <style:style style:name="T9" style:family="text">
      <style:text-properties style:font-name="Georgia" style:text-underline-style="solid" style:text-underline-width="auto" style:text-underline-color="font-color" officeooo:rsid="00bb1653" style:font-name-asian="Georgia1" style:font-name-complex="Georgia1"/>
    </style:style>
    <style:style style:name="T10" style:family="text">
      <style:text-properties officeooo:rsid="002c2d63"/>
    </style:style>
    <style:style style:name="T11" style:family="text">
      <style:text-properties officeooo:rsid="003593c8"/>
    </style:style>
    <style:style style:name="T12" style:family="text">
      <style:text-properties officeooo:rsid="00569e9c"/>
    </style:style>
    <style:style style:name="T13" style:family="text">
      <style:text-properties officeooo:rsid="0058b978"/>
    </style:style>
    <style:style style:name="T14" style:family="text">
      <style:text-properties officeooo:rsid="006273d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484c5"/>
    </style:style>
    <style:style style:name="T17" style:family="text">
      <style:text-properties style:text-underline-style="solid" style:text-underline-width="auto" style:text-underline-color="font-color" officeooo:rsid="0076398e"/>
    </style:style>
    <style:style style:name="T18" style:family="text">
      <style:text-properties style:text-underline-style="solid" style:text-underline-width="auto" style:text-underline-color="font-color" officeooo:rsid="00773537"/>
    </style:style>
    <style:style style:name="T19" style:family="text">
      <style:text-properties style:text-underline-style="solid" style:text-underline-width="auto" style:text-underline-color="font-color" officeooo:rsid="0078922b"/>
    </style:style>
    <style:style style:name="T20" style:family="text">
      <style:text-properties style:text-underline-style="solid" style:text-underline-width="auto" style:text-underline-color="font-color" officeooo:rsid="007ba6dc"/>
    </style:style>
    <style:style style:name="T21" style:family="text">
      <style:text-properties style:text-underline-style="solid" style:text-underline-width="auto" style:text-underline-color="font-color" officeooo:rsid="007c1e6b"/>
    </style:style>
    <style:style style:name="T22" style:family="text">
      <style:text-properties style:text-underline-style="solid" style:text-underline-width="auto" style:text-underline-color="font-color" officeooo:rsid="007ceade"/>
    </style:style>
    <style:style style:name="T23" style:family="text">
      <style:text-properties style:text-underline-style="solid" style:text-underline-width="auto" style:text-underline-color="font-color" officeooo:rsid="007eccd6"/>
    </style:style>
    <style:style style:name="T24" style:family="text">
      <style:text-properties style:text-underline-style="solid" style:text-underline-width="auto" style:text-underline-color="font-color" officeooo:rsid="0080435b"/>
    </style:style>
    <style:style style:name="T25" style:family="text">
      <style:text-properties style:text-underline-style="solid" style:text-underline-width="auto" style:text-underline-color="font-color" officeooo:rsid="008614a6"/>
    </style:style>
    <style:style style:name="T26" style:family="text">
      <style:text-properties style:text-underline-style="solid" style:text-underline-width="auto" style:text-underline-color="font-color" officeooo:rsid="008fa111"/>
    </style:style>
    <style:style style:name="T27" style:family="text">
      <style:text-properties style:text-underline-style="solid" style:text-underline-width="auto" style:text-underline-color="font-color" officeooo:rsid="0091f0eb"/>
    </style:style>
    <style:style style:name="T28" style:family="text">
      <style:text-properties style:text-underline-style="solid" style:text-underline-width="auto" style:text-underline-color="font-color" officeooo:rsid="009ba29c"/>
    </style:style>
    <style:style style:name="T29" style:family="text">
      <style:text-properties style:text-underline-style="solid" style:text-underline-width="auto" style:text-underline-color="font-color" officeooo:rsid="00a1239e"/>
    </style:style>
    <style:style style:name="T30" style:family="text">
      <style:text-properties style:text-underline-style="solid" style:text-underline-width="auto" style:text-underline-color="font-color" fo:background-color="#ffff00" loext:char-shading-value="0"/>
    </style:style>
    <style:style style:name="T31" style:family="text">
      <style:text-properties style:text-underline-style="solid" style:text-underline-width="auto" style:text-underline-color="font-color" officeooo:rsid="00a01632" fo:background-color="#ffff00" loext:char-shading-value="0"/>
    </style:style>
    <style:style style:name="T32" style:family="text">
      <style:text-properties style:text-underline-style="solid" style:text-underline-width="auto" style:text-underline-color="font-color" officeooo:rsid="00a01632" fo:background-color="#ffff00" loext:char-shading-value="0"/>
    </style:style>
    <style:style style:name="T33" style:family="text">
      <style:text-properties style:text-underline-style="solid" style:text-underline-width="auto" style:text-underline-color="font-color" fo:background-color="#ffff00" loext:char-shading-value="0"/>
    </style:style>
    <style:style style:name="T34" style:family="text">
      <style:text-properties style:text-underline-style="solid" style:text-underline-width="auto" style:text-underline-color="font-color" officeooo:rsid="00a69dd3"/>
    </style:style>
    <style:style style:name="T35" style:family="text">
      <style:text-properties style:text-underline-style="solid" style:text-underline-width="auto" style:text-underline-color="font-color" officeooo:rsid="00b3fb35"/>
    </style:style>
    <style:style style:name="T36" style:family="text">
      <style:text-properties style:text-underline-style="solid" style:text-underline-width="auto" style:text-underline-color="font-color" officeooo:rsid="00a2c2d5"/>
    </style:style>
    <style:style style:name="T37" style:family="text">
      <style:text-properties style:text-underline-style="solid" style:text-underline-width="auto" style:text-underline-color="font-color" officeooo:rsid="00b2b359"/>
    </style:style>
    <style:style style:name="T38" style:family="text">
      <style:text-properties style:text-underline-style="solid" style:text-underline-width="auto" style:text-underline-color="font-color" officeooo:rsid="00b1ca83"/>
    </style:style>
    <style:style style:name="T39" style:family="text">
      <style:text-properties style:text-underline-style="solid" style:text-underline-width="auto" style:text-underline-color="font-color" officeooo:rsid="00a2e25f"/>
    </style:style>
    <style:style style:name="T40" style:family="text">
      <style:text-properties style:text-underline-style="solid" style:text-underline-width="auto" style:text-underline-color="font-color" officeooo:rsid="00a5068a"/>
    </style:style>
    <style:style style:name="T41" style:family="text">
      <style:text-properties style:text-underline-style="solid" style:text-underline-width="auto" style:text-underline-color="font-color" officeooo:rsid="00ac302a"/>
    </style:style>
    <style:style style:name="T42" style:family="text">
      <style:text-properties style:text-underline-style="solid" style:text-underline-width="auto" style:text-underline-color="font-color" officeooo:rsid="00b57ac5"/>
    </style:style>
    <style:style style:name="T43" style:family="text">
      <style:text-properties style:text-underline-style="solid" style:text-underline-width="auto" style:text-underline-color="font-color" officeooo:rsid="00b737bf"/>
    </style:style>
    <style:style style:name="T44" style:family="text">
      <style:text-properties style:text-underline-style="solid" style:text-underline-width="auto" style:text-underline-color="font-color" officeooo:rsid="00ba22e6"/>
    </style:style>
    <style:style style:name="T45" style:family="text">
      <style:text-properties style:text-underline-style="solid" style:text-underline-width="auto" style:text-underline-color="font-color" officeooo:rsid="00bd5c37"/>
    </style:style>
    <style:style style:name="T46" style:family="text">
      <style:text-properties style:text-underline-style="solid" style:text-underline-width="auto" style:text-underline-color="font-color" officeooo:rsid="00bb1653"/>
    </style:style>
    <style:style style:name="T47" style:family="text">
      <style:text-properties style:text-underline-style="solid" style:text-underline-width="auto" style:text-underline-color="font-color" officeooo:rsid="00c820cf"/>
    </style:style>
    <style:style style:name="T48" style:family="text">
      <style:text-properties style:text-underline-style="solid" style:text-underline-width="auto" style:text-underline-color="font-color" officeooo:rsid="00c5b1dd"/>
    </style:style>
    <style:style style:name="T49" style:family="text">
      <style:text-properties style:text-underline-style="solid" style:text-underline-width="auto" style:text-underline-color="font-color" officeooo:rsid="00ca5d0d"/>
    </style:style>
    <style:style style:name="T50" style:family="text">
      <style:text-properties style:text-underline-style="solid" style:text-underline-width="auto" style:text-underline-color="font-color" fo:background-color="transparent" loext:char-shading-value="0"/>
    </style:style>
    <style:style style:name="T51" style:family="text">
      <style:text-properties style:text-underline-style="solid" style:text-underline-width="auto" style:text-underline-color="font-color" fo:background-color="transparent" loext:char-shading-value="0"/>
    </style:style>
    <style:style style:name="T52" style:family="text">
      <style:text-properties style:text-underline-style="solid" style:text-underline-width="auto" style:text-underline-color="font-color" officeooo:rsid="00a01632" fo:background-color="transparent" loext:char-shading-value="0"/>
    </style:style>
    <style:style style:name="T53" style:family="text">
      <style:text-properties fo:font-size="13pt" fo:font-weight="bold" style:font-size-asian="13pt" style:font-weight-asian="bold" style:font-size-complex="13pt" style:font-weight-complex="bold"/>
    </style:style>
    <style:style style:name="T54" style:family="text">
      <style:text-properties fo:font-size="13pt" fo:font-weight="bold" officeooo:rsid="005da9a1" style:font-size-asian="13pt" style:font-weight-asian="bold" style:font-size-complex="13pt" style:font-weight-complex="bold"/>
    </style:style>
    <style:style style:name="T55" style:family="text">
      <style:text-properties fo:font-size="13pt" fo:font-weight="bold" officeooo:rsid="008d8549" style:font-size-asian="13pt" style:font-weight-asian="bold" style:font-size-complex="13pt" style:font-weight-complex="bold"/>
    </style:style>
    <style:style style:name="T56" style:family="text">
      <style:text-properties officeooo:rsid="006766b7"/>
    </style:style>
    <style:style style:name="T57" style:family="text">
      <style:text-properties officeooo:rsid="005f87ea"/>
    </style:style>
    <style:style style:name="T58" style:family="text">
      <style:text-properties officeooo:rsid="0068e5c3"/>
    </style:style>
    <style:style style:name="T59" style:family="text">
      <style:text-properties style:text-underline-style="none"/>
    </style:style>
    <style:style style:name="T60" style:family="text">
      <style:text-properties style:text-underline-style="none" officeooo:rsid="006e774a"/>
    </style:style>
    <style:style style:name="T61" style:family="text">
      <style:text-properties style:text-underline-style="none" officeooo:rsid="007732d6"/>
    </style:style>
    <style:style style:name="T62" style:family="text">
      <style:text-properties officeooo:rsid="006ba5e1"/>
    </style:style>
    <style:style style:name="T63" style:family="text">
      <style:text-properties officeooo:rsid="006d1d41"/>
    </style:style>
    <style:style style:name="T64" style:family="text">
      <style:text-properties officeooo:rsid="006e774a"/>
    </style:style>
    <style:style style:name="T65" style:family="text">
      <style:text-properties officeooo:rsid="0072758a"/>
    </style:style>
    <style:style style:name="T66" style:family="text">
      <style:text-properties officeooo:rsid="007484c5"/>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text-underline-style="solid" style:text-underline-width="auto" style:text-underline-color="font-color" officeooo:rsid="007484c5" style:font-style-asian="normal" style:font-style-complex="normal"/>
    </style:style>
    <style:style style:name="T69" style:family="text">
      <style:text-properties fo:font-style="normal" style:text-underline-style="solid" style:text-underline-width="auto" style:text-underline-color="font-color" officeooo:rsid="007ba6dc" style:font-style-asian="normal" style:font-style-complex="normal"/>
    </style:style>
    <style:style style:name="T70" style:family="text">
      <style:text-properties officeooo:rsid="0076398e"/>
    </style:style>
    <style:style style:name="T71" style:family="text">
      <style:text-properties officeooo:rsid="007732d6"/>
    </style:style>
    <style:style style:name="T72" style:family="text">
      <style:text-properties officeooo:rsid="00773537"/>
    </style:style>
    <style:style style:name="T73" style:family="text">
      <style:text-properties officeooo:rsid="007ab81e"/>
    </style:style>
    <style:style style:name="T74" style:family="text">
      <style:text-properties officeooo:rsid="007afb0b"/>
    </style:style>
    <style:style style:name="T75" style:family="text">
      <style:text-properties officeooo:rsid="007ba6dc"/>
    </style:style>
    <style:style style:name="T76" style:family="text">
      <style:text-properties officeooo:rsid="007ba6dc" fo:background-color="#729fcf" loext:char-shading-value="0"/>
    </style:style>
    <style:style style:name="T77" style:family="text">
      <style:text-properties officeooo:rsid="007c1e6b"/>
    </style:style>
    <style:style style:name="T78" style:family="text">
      <style:text-properties officeooo:rsid="007ceade"/>
    </style:style>
    <style:style style:name="T79" style:family="text">
      <style:text-properties officeooo:rsid="007d2585"/>
    </style:style>
    <style:style style:name="T80" style:family="text">
      <style:text-properties officeooo:rsid="007eccd6"/>
    </style:style>
    <style:style style:name="T81" style:family="text">
      <style:text-properties officeooo:rsid="0080435b"/>
    </style:style>
    <style:style style:name="T82" style:family="text">
      <style:text-properties officeooo:rsid="008614a6"/>
    </style:style>
    <style:style style:name="T83" style:family="text">
      <style:text-properties officeooo:rsid="008697c0"/>
    </style:style>
    <style:style style:name="T84" style:family="text">
      <style:text-properties officeooo:rsid="00876c1b"/>
    </style:style>
    <style:style style:name="T85" style:family="text">
      <style:text-properties officeooo:rsid="0088f811"/>
    </style:style>
    <style:style style:name="T86" style:family="text">
      <style:text-properties fo:background-color="#ffff00" loext:char-shading-value="0"/>
    </style:style>
    <style:style style:name="T87" style:family="text">
      <style:text-properties officeooo:rsid="00a01632" fo:background-color="#ffff00" loext:char-shading-value="0"/>
    </style:style>
    <style:style style:name="T88" style:family="text">
      <style:text-properties officeooo:rsid="00a01632" fo:background-color="#ffff00" loext:char-shading-value="0"/>
    </style:style>
    <style:style style:name="T89" style:family="text">
      <style:text-properties officeooo:rsid="008c01c1"/>
    </style:style>
    <style:style style:name="T90" style:family="text">
      <style:text-properties officeooo:rsid="008f3ff7"/>
    </style:style>
    <style:style style:name="T91" style:family="text">
      <style:text-properties officeooo:rsid="008fa111"/>
    </style:style>
    <style:style style:name="T92" style:family="text">
      <style:text-properties officeooo:rsid="00910814"/>
    </style:style>
    <style:style style:name="T93" style:family="text">
      <style:text-properties officeooo:rsid="0091f0eb"/>
    </style:style>
    <style:style style:name="T94" style:family="text">
      <style:text-properties officeooo:rsid="0092d62a"/>
    </style:style>
    <style:style style:name="T95" style:family="text">
      <style:text-properties officeooo:rsid="009a1f56"/>
    </style:style>
    <style:style style:name="T96" style:family="text">
      <style:text-properties officeooo:rsid="009ae2e1"/>
    </style:style>
    <style:style style:name="T97" style:family="text">
      <style:text-properties fo:font-weight="normal" officeooo:rsid="009ae2e1" fo:background-color="#ffff00" loext:char-shading-value="0" style:font-weight-asian="normal" style:font-weight-complex="normal"/>
    </style:style>
    <style:style style:name="T98" style:family="text">
      <style:text-properties officeooo:rsid="009ba29c"/>
    </style:style>
    <style:style style:name="T99" style:family="text">
      <style:text-properties officeooo:rsid="009cb5af"/>
    </style:style>
    <style:style style:name="T100" style:family="text">
      <style:text-properties officeooo:rsid="009ddee2"/>
    </style:style>
    <style:style style:name="T101" style:family="text">
      <style:text-properties officeooo:rsid="009df650"/>
    </style:style>
    <style:style style:name="T102" style:family="text">
      <style:text-properties officeooo:rsid="00a01632"/>
    </style:style>
    <style:style style:name="T103" style:family="text">
      <style:text-properties officeooo:rsid="00a1239e"/>
    </style:style>
    <style:style style:name="T104" style:family="text">
      <style:text-properties officeooo:rsid="00a2c2d5"/>
    </style:style>
    <style:style style:name="T105" style:family="text">
      <style:text-properties officeooo:rsid="00a2e25f"/>
    </style:style>
    <style:style style:name="T106" style:family="text">
      <style:text-properties officeooo:rsid="00a5068a"/>
    </style:style>
    <style:style style:name="T107" style:family="text">
      <style:text-properties officeooo:rsid="00a69dd3"/>
    </style:style>
    <style:style style:name="T108" style:family="text">
      <style:text-properties officeooo:rsid="00aa0658"/>
    </style:style>
    <style:style style:name="T109" style:family="text">
      <style:text-properties officeooo:rsid="00ac302a"/>
    </style:style>
    <style:style style:name="T110" style:family="text">
      <style:text-properties officeooo:rsid="00b00bcf"/>
    </style:style>
    <style:style style:name="T111" style:family="text">
      <style:text-properties officeooo:rsid="00b1ca83"/>
    </style:style>
    <style:style style:name="T112" style:family="text">
      <style:text-properties officeooo:rsid="00b2b359"/>
    </style:style>
    <style:style style:name="T113" style:family="text">
      <style:text-properties officeooo:rsid="00b3fb35"/>
    </style:style>
    <style:style style:name="T114" style:family="text">
      <style:text-properties officeooo:rsid="00b57ac5"/>
    </style:style>
    <style:style style:name="T115" style:family="text">
      <style:text-properties officeooo:rsid="00b737bf"/>
    </style:style>
    <style:style style:name="T116" style:family="text">
      <style:text-properties officeooo:rsid="00b76a7a"/>
    </style:style>
    <style:style style:name="T117" style:family="text">
      <style:text-properties officeooo:rsid="00ba22e6"/>
    </style:style>
    <style:style style:name="T118" style:family="text">
      <style:text-properties officeooo:rsid="00bb1653"/>
    </style:style>
    <style:style style:name="T119" style:family="text">
      <style:text-properties officeooo:rsid="00bcf6ca"/>
    </style:style>
    <style:style style:name="T120" style:family="text">
      <style:text-properties officeooo:rsid="00bd5c37"/>
    </style:style>
    <style:style style:name="T121" style:family="text">
      <style:text-properties officeooo:rsid="00c498ca"/>
    </style:style>
    <style:style style:name="T122" style:family="text">
      <style:text-properties officeooo:rsid="00c5b1dd"/>
    </style:style>
    <style:style style:name="T123" style:family="text">
      <style:text-properties officeooo:rsid="00c820cf"/>
    </style:style>
    <style:style style:name="T124" style:family="text">
      <style:text-properties officeooo:rsid="00cca076"/>
    </style:style>
    <style:style style:name="T125" style:family="text">
      <style:text-properties officeooo:rsid="00a01632" fo:background-color="transparent" loext:char-shading-value="0"/>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41">Idées directrices<text:line-break/>Présentation du jalon 6</text:p>
      <text:p text:style-name="P29"/>
      <text:p text:style-name="P27"><draw:frame draw:style-name="fr3" draw:name="image6.png" text:anchor-type="as-char" svg:width="10.601cm" svg:height="1.842cm" draw:z-index="30"><draw:image xlink:href="Pictures/100000000000062B000001155D213930.png" xlink:type="simple" xlink:show="embed" xlink:actuate="onLoad" draw:mime-type="image/png"/></draw:frame></text:p>
      <text:p text:style-name="P2"/>
      <text:p text:style-name="P2"/>
      <text:p text:style-name="P30">🖋️ <text:span text:style-name="T1">Créateur : </text:span><text:span text:style-name="T6">Axel MOURILLON – Chef de projet</text:span></text:p>
      <text:p text:style-name="P30">📅 <text:span text:style-name="T1">Date de Création : </text:span><text:span text:style-name="T7">01</text:span><text:span text:style-name="T1">/</text:span><text:span text:style-name="T7">05</text:span><text:span text:style-name="T1">/</text:span><text:span text:style-name="T2">2025</text:span></text:p>
      <text:p text:style-name="P2"/>
      <text:p text:style-name="P30">🖋️ <text:span text:style-name="T11">Dernier m</text:span><text:span text:style-name="T1">odificateur : </text:span><text:span text:style-name="T3">&lt;</text:span><text:span text:style-name="T2">Prénom NOM&gt;</text:span><text:span text:style-name="T3"> – &lt;</text:span><text:span text:style-name="T2">Rôle&gt;</text:span></text:p>
      <text:p text:style-name="P31">📅 <text:span text:style-name="T1">Date de modification : </text:span><text:span text:style-name="T2">JJ</text:span><text:span text:style-name="T1">/</text:span><text:span text:style-name="T2">MM</text:span><text:span text:style-name="T1">/</text:span><text:span text:style-name="T2">2025</text:span></text:p>
      <text:p text:style-name="P31"><text:span text:style-name="T2">🔄 Version : 1.</text:span><text:span text:style-name="T4">0</text:span></text:p>
      <text:p text:style-name="P32"/>
      <text:section text:style-name="Sect1" text:name="Section2">
        <text:p text:style-name="P38"><draw:frame draw:style-name="fr2" draw:name="Image2" text:anchor-type="as-char" svg:y="-0.728cm" svg:width="5.89cm" svg:height="1.669cm" draw:z-index="31"><draw:image xlink:href="Pictures/10000001000001F50000008E1E5F0088.png" xlink:type="simple" xlink:show="embed" xlink:actuate="onLoad" draw:mime-type="image/png"/></draw:frame></text:p>
        <text:p text:style-name="P26"><draw:frame draw:style-name="fr1" draw:name="Image3" text:anchor-type="as-char" svg:y="-0.466cm" svg:width="6.246cm" svg:height="1.725cm" draw:z-index="32"><draw:image xlink:href="Pictures/10000001000002030000007F033B1E7C.png" xlink:type="simple" xlink:show="embed" xlink:actuate="onLoad" draw:mime-type="image/png"/></draw:frame></text:p>
      </text:section>
      <text:p text:style-name="P3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9">Table des matières</text:p>
          </text:index-title>
          <text:p text:style-name="P42"><text:a xlink:type="simple" xlink:href="#__RefHeading___Toc2581_2368315680" text:style-name="Index_20_Link" text:visited-style-name="Index_20_Link">Table des figures<text:tab/>1</text:a></text:p>
          <text:p text:style-name="P42"><text:a xlink:type="simple" xlink:href="#__RefHeading___Toc395_377169772" text:style-name="Index_20_Link" text:visited-style-name="Index_20_Link">I. Introduction<text:tab/>2</text:a></text:p>
          <text:p text:style-name="P42"><text:a xlink:type="simple" xlink:href="#__RefHeading___Toc395_377169772%20Copie%201" text:style-name="Index_20_Link" text:visited-style-name="Index_20_Link">II. Histoire et enjeux du projet<text:tab/>3</text:a></text:p>
          <text:p text:style-name="P43"><text:a xlink:type="simple" xlink:href="#__RefHeading___Toc399_377169772%20Copie%204%20Copie%201" text:style-name="Index_20_Link" text:visited-style-name="Index_20_Link">A) Histoire derrière Wizards &amp; Dice<text:tab/>3</text:a></text:p>
          <text:p text:style-name="P43"><text:a xlink:type="simple" xlink:href="#__RefHeading___Toc399_377169772%20Copie%204%20Copie%201%20Copie%201" text:style-name="Index_20_Link" text:visited-style-name="Index_20_Link">B) Enjeux et objectifs<text:tab/>3</text:a></text:p>
          <text:p text:style-name="P43"><text:a xlink:type="simple" xlink:href="#__RefHeading___Toc399_377169772%20Copie%204%20Copie%201%20Copie%201%20Copie%205" text:style-name="Index_20_Link" text:visited-style-name="Index_20_Link">C) Contraintes et ressources au lancement<text:tab/>4</text:a></text:p>
          <text:p text:style-name="P42"><text:a xlink:type="simple" xlink:href="#__RefHeading___Toc395_377169772%20Copie%201%20Copie%201" text:style-name="Index_20_Link" text:visited-style-name="Index_20_Link">III. Organisation du projet<text:tab/>6</text:a></text:p>
          <text:p text:style-name="P43"><text:a xlink:type="simple" xlink:href="#__RefHeading___Toc399_377169772%20Copie%204%20Copie%201%20Copie%203" text:style-name="Index_20_Link" text:visited-style-name="Index_20_Link">A) Planification du projet<text:tab/>6</text:a></text:p>
          <text:p text:style-name="P43"><text:a xlink:type="simple" xlink:href="#__RefHeading___Toc399_377169772%20Copie%204%20Copie%201%20Copie%201%20Copie%202" text:style-name="Index_20_Link" text:visited-style-name="Index_20_Link">B) Moyens mis en œuvre<text:tab/>8</text:a></text:p>
          <text:p text:style-name="P43"><text:a xlink:type="simple" xlink:href="#__RefHeading___Toc399_377169772%20Copie%204%20Copie%201%20Copie%201%20Copie%202%20Copie%201" text:style-name="Index_20_Link" text:visited-style-name="Index_20_Link">C) Documents d'organisation<text:tab/>10</text:a></text:p>
          <text:p text:style-name="P42"><text:a xlink:type="simple" xlink:href="#__RefHeading___Toc395_377169772%20Copie%201%20Copie%202" text:style-name="Index_20_Link" text:visited-style-name="Index_20_Link">IV. Points d'achoppement du projet<text:tab/>12</text:a></text:p>
          <text:p text:style-name="P43"><text:a xlink:type="simple" xlink:href="#__RefHeading___Toc399_377169772%20Copie%204%20Copie%201%20Copie%204" text:style-name="Index_20_Link" text:visited-style-name="Index_20_Link">A) Difficulté majeurs<text:tab/>12</text:a></text:p>
          <text:p text:style-name="P43"><text:a xlink:type="simple" xlink:href="#__RefHeading___Toc399_377169772%20Copie%204%20Copie%201%20Copie%201%20Copie%203" text:style-name="Index_20_Link" text:visited-style-name="Index_20_Link">B) Améliorations possibles<text:tab/>12</text:a></text:p>
          <text:p text:style-name="P43"><text:a xlink:type="simple" xlink:href="#__RefHeading___Toc399_377169772%20Copie%204%20Copie%201%20Copie%201%20Copie%203%20Copie%201" text:style-name="Index_20_Link" text:visited-style-name="Index_20_Link">C) État d'esprit de l'équipe<text:tab/>13</text:a></text:p>
          <text:p text:style-name="P42"><text:a xlink:type="simple" xlink:href="#__RefHeading___Toc395_377169772%20Copie%201%20Copie%203" text:style-name="Index_20_Link" text:visited-style-name="Index_20_Link">V. Conclusion<text:tab/>14</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0"><text:a xlink:type="simple" xlink:href="#Figure!0%7Csequence" text:style-name="Index_20_Link" text:visited-style-name="Index_20_Link">Figure 1: Exemple de figure<text:tab/>3</text:a></text:p>
        </text:index-body>
      </text:illustration-index>
      <text:p text:style-name="P2"/>
      <text:p text:style-name="P8"/>
      <text:list xml:id="list2304561462" text:style-name="L1">
        <text:list-item>
          <text:p text:style-name="P50"><text:bookmark-start text:name="__RefHeading___Toc395_377169772"/>Intro<text:span text:style-name="T12">duction</text:span><text:bookmark-end text:name="__RefHeading___Toc395_377169772"/></text:p>
        </text:list-item>
      </text:list>
      <text:p text:style-name="P44"/>
      <text:p text:style-name="P44"/>
      <text:list text:style-name="L2">
        <text:list-header>
          <text:p text:style-name="P139"><text:span text:style-name="T53">Se présenter</text:span> </text:p>
          <text:list>
            <text:list-item>
              <text:p text:style-name="P139">Bonjour</text:p>
            </text:list-item>
            <text:list-item>
              <text:p text:style-name="P139">Nous sommes le groupe Wizards &amp; Dice</text:p>
            </text:list-item>
          </text:list>
        </text:list-header>
      </text:list>
      <text:p text:style-name="P45"/>
      <text:p text:style-name="P45"/>
      <text:list text:continue-numbering="true" text:style-name="L2">
        <text:list-header>
          <text:p text:style-name="P142">Présenter l’équipe</text:p>
          <text:list text:continue-numbering="true">
            <text:list-item>
              <text:p text:style-name="P139">JE<text:tab/><text:tab/>chef de projet – responsable design et marketing suppléant </text:p>
            </text:list-item>
            <text:list-item>
              <text:p text:style-name="P139">HUGO<text:tab/>responsable infrastructure et système – responsable documentation et <text:tab/><text:tab/><text:tab/><text:tab/><text:tab/><text:tab/><text:tab/><text:tab/>administratif suppléant</text:p>
            </text:list-item>
            <text:list-item>
              <text:p text:style-name="P139">LOÏS<text:tab/>responsable design et marketing – responsable infrastructure et <text:tab/><text:tab/><text:tab/><text:tab/><text:tab/><text:tab/><text:tab/><text:tab/>système suppléant</text:p>
            </text:list-item>
            <text:list-item>
              <text:p text:style-name="P139">ARTHUR <text:tab/>responsable documentation et administratif – chef de projet suppléant</text:p>
            </text:list-item>
          </text:list>
        </text:list-header>
      </text:list>
      <text:p text:style-name="P45"/>
      <text:p text:style-name="P45"/>
      <text:list text:continue-numbering="true" text:style-name="L2">
        <text:list-header>
          <text:p text:style-name="P139"><text:span text:style-name="T53">Rappeler le but et contexte du jalon</text:span> </text:p>
          <text:list text:continue-numbering="true">
            <text:list-item>
              <text:p text:style-name="P139">Ici pour <text:span text:style-name="T15">démontrer les actions initiées</text:span> par notre équipe depuis le début du projet</text:p>
            </text:list-item>
            <text:list-item>
              <text:p text:style-name="P139">Objectif : faire <text:span text:style-name="T15">comprendre nos démarches</text:span> au cours du projet et assurer le <text:span text:style-name="T15">respect du cadrage, des délais et des contraintes</text:span></text:p>
            </text:list-item>
            <text:list-item>
              <text:p text:style-name="P139">Nous allons aborder principalement des <text:span text:style-name="T15">aspects organisationnelles</text:span> (très peu de de technique)</text:p>
            </text:list-item>
            <text:list-item>
              <text:p text:style-name="P140">De par la nature de cette présentation, <text:span text:style-name="T15">je en tant que chef de projet</text:span>, serait votre principale interlocuteur. <text:span text:style-name="T56">Mes collègues interviendront plus ponctuellement, comme attendu </text:span></text:p>
            </text:list-item>
          </text:list>
        </text:list-header>
      </text:list>
      <text:p text:style-name="P45"/>
      <text:p text:style-name="P46"/>
      <text:list text:continue-numbering="true" text:style-name="L2">
        <text:list-header>
          <text:p text:style-name="P143">Plan</text:p>
          <text:list text:continue-numbering="true">
            <text:list-item>
              <text:p text:style-name="P141">Nous allons donc vous rappeler <text:span text:style-name="T15">l’histoire et les objectifs</text:span> de Wizards &amp; Dice</text:p>
            </text:list-item>
            <text:list-item>
              <text:p text:style-name="P141">Puis nous verrons <text:span text:style-name="T15">comment nous avons choisi de nous organiser</text:span> pour assurer l’avancée du projet</text:p>
            </text:list-item>
            <text:list-item>
              <text:p text:style-name="P141">Enfin, nous reviendrons sur les <text:span text:style-name="T15">points de difficultés</text:span> que nous avons rencontrer et ce que nous en avons appris</text:p>
            </text:list-item>
          </text:list>
        </text:list-header>
      </text:list>
      <text:p text:style-name="P37"/>
      <text:p text:style-name="P37"/>
      <text:list xml:id="list165948103453000" text:continue-list="list2304561462" text:style-name="L1">
        <text:list-item>
          <text:p text:style-name="P51"><text:bookmark-start text:name="__RefHeading___Toc395_377169772 Copie 1"/>Histoire <text:span text:style-name="T13">et </text:span>enjeux du projet<text:bookmark-end text:name="__RefHeading___Toc395_377169772 Copie 1"/></text:p>
        </text:list-item>
      </text:list>
      <text:p text:style-name="P36"/>
      <text:p text:style-name="P15">Revenons donc sur l’histoire et les enjeux de notre projet</text:p>
      <text:p text:style-name="P3"/>
      <text:list xml:id="list4209282743" text:style-name="L3">
        <text:list-item>
          <text:p text:style-name="P53"><text:bookmark-start text:name="__RefHeading___Toc399_377169772 Copie 4 Copie 1"/>Histoire derrière Wizards &amp; Dice<text:bookmark-end text:name="__RefHeading___Toc399_377169772 Copie 4 Copie 1"/></text:p>
        </text:list-item>
      </text:list>
      <text:p text:style-name="P3"/>
      <text:list text:style-name="L4">
        <text:list-header>
          <text:p text:style-name="P125"><text:span text:style-name="T58">V</text:span><text:span text:style-name="T57">oyage en Italie</text:span></text:p>
          <text:list>
            <text:list-item>
              <text:p text:style-name="P60">Nous sommes <text:span text:style-name="T15">partis ensemble en Italie</text:span> l’été dernier pendant 2 semaines</text:p>
            </text:list-item>
            <text:list-item>
              <text:p text:style-name="P60">Nous fait une <text:span text:style-name="T15">partie de JDR</text:span> à cette occasion</text:p>
            </text:list-item>
            <text:list-item>
              <text:p text:style-name="P60"><text:span text:style-name="T15">2 connaissaient</text:span> déjà et <text:span text:style-name="T15">2 découvraient</text:span></text:p>
            </text:list-item>
            <text:list-item>
              <text:p text:style-name="P60">Nous avons de très bons souvenirs de cette parties</text:p>
            </text:list-item>
          </text:list>
        </text:list-header>
      </text:list>
      <text:p text:style-name="P14"/>
      <text:p text:style-name="P14"/>
      <text:list text:continue-numbering="true" text:style-name="L4">
        <text:list-header>
          <text:p text:style-name="P126">Remarque : les articles de JDR sont éparpillés sur le web</text:p>
          <text:list text:continue-numbering="true">
            <text:list-item>
              <text:p text:style-name="P60">À la rentrée et au moment de l’explication du contexte du projet tutoré, nous sommes <text:span text:style-name="T15">mis ensemble</text:span> </text:p>
            </text:list-item>
            <text:list-item>
              <text:p text:style-name="P60">En discutant pour trouver un projet intéressant nous avons remarqué :</text:p>
              <text:list>
                <text:list-item>
                  <text:p text:style-name="P60">Les a<text:span text:style-name="T15">rticles de JDR sont éparpillé</text:span> et souvent <text:span text:style-name="T15">mal référencé</text:span> sur le web (exemple court d’Amazon)</text:p>
                </text:list-item>
                <text:list-item>
                  <text:p text:style-name="P60">Les sites communautaires sont <text:span text:style-name="T15">manque de visibilité</text:span><text:span text:style-name="T59">, surtout pour des débutants</text:span></text:p>
                </text:list-item>
                <text:list-item>
                  <text:p text:style-name="P60">Il n’y a <text:span text:style-name="T15">pas de sites francophones</text:span> de qualité reliant ces éléments actuellement</text:p>
                </text:list-item>
                <text:list-item>
                  <text:p text:style-name="P60">Le JDR est de <text:span text:style-name="T15">plus en plus populaire</text:span> : film (DnD), série (Secret Level), célébrité (Henry Cavil), événement (AlphaCast au Grand Rex – Paris)</text:p>
                </text:list-item>
              </text:list>
            </text:list-item>
          </text:list>
        </text:list-header>
      </text:list>
      <text:p text:style-name="P16"/>
      <text:p text:style-name="P14"/>
      <text:list text:continue-numbering="true" text:style-name="L4">
        <text:list-header>
          <text:p text:style-name="P126">Volonté d’une action communautaire</text:p>
          <text:list text:continue-numbering="true">
            <text:list-item>
              <text:p text:style-name="P60">Donc, nous avons voulu donnée vie à ce <text:span text:style-name="T15">type d’espace rassemblant articles de JDR</text:span> (liés directement et produits dérivés) et <text:span text:style-name="T15">communauté de joueurs</text:span> (débutant et vétéran, bienveillant)</text:p>
            </text:list-item>
            <text:list-item>
              <text:p text:style-name="P60">Sur le plan technique, nous avons opté pour l’<text:span text:style-name="T15">auto-hébergement</text:span><text:span text:style-name="T59"> (quasi) </text:span><text:span text:style-name="T15">totale</text:span> de nos infrastructures, afin de remplir les attendus nécessaire à ce cadre de projet tutoré. De plus, c’est également un <text:span text:style-name="T15">argument attractif</text:span> de dire que l’on fonctionne en <text:span text:style-name="T15">100 % français</text:span> (article y compris + contexte géopolitique actuelle)</text:p>
            </text:list-item>
            <text:list-item>
              <text:p text:style-name="P60">Mots d’ordre : accessibilité, simplicité, communauté, sécurité des données </text:p>
            </text:list-item>
          </text:list>
        </text:list-header>
      </text:list>
      <text:p text:style-name="P35"/>
      <text:p text:style-name="P7"/>
      <text:list xml:id="list165949509014955" text:continue-list="list4209282743" text:style-name="L3">
        <text:list-item>
          <text:p text:style-name="P54"><text:bookmark-start text:name="__RefHeading___Toc399_377169772 Copie 4 Copie 1 Copie 1"/>Enjeux et objectifs <text:bookmark-end text:name="__RefHeading___Toc399_377169772 Copie 4 Copie 1 Copie 1"/></text:p>
        </text:list-item>
      </text:list>
      <text:p text:style-name="P3"/>
      <text:p text:style-name="P17">Centrons donc la focale sur les objectifs que voulons atteindre et les enjeux de ce projet</text:p>
      <text:p text:style-name="P3"/>
      <text:list text:style-name="L5">
        <text:list-header>
          <text:p text:style-name="P127">Définition des besoins auxquels <text:span text:style-name="T62">nous</text:span> répond<text:span text:style-name="T62">ons</text:span></text:p>
          <text:list>
            <text:list-item>
              <text:p text:style-name="P61">Le but de ce projet est de <text:span text:style-name="T15">déployer un site web de e-commerce</text:span> ayant des éléments communautaires, pouvant donc <text:span text:style-name="T15">gérer des données personnelles</text:span>, des <text:span text:style-name="T15">transactions monétaires</text:span><text:span text:style-name="T59">,</text:span> des <text:span text:style-name="T15">commandes</text:span> et<text:span text:style-name="T63">c</text:span></text:p>
            </text:list-item>
            <text:list-item>
              <text:p text:style-name="P61"><text:soft-page-break/>Derrière "déployer un site", il y a <text:span text:style-name="T15">gérer une infrastructure</text:span> de la façon la plus sécurisé possible afin d’<text:span text:style-name="T15">assurer une haute disponibilité</text:span> du site, ainsi que le <text:span text:style-name="T15">développement du site</text:span> en lui-même</text:p>
            </text:list-item>
          </text:list>
        </text:list-header>
      </text:list>
      <text:p text:style-name="P10"/>
      <text:p text:style-name="P10"/>
      <text:list text:continue-numbering="true" text:style-name="L5">
        <text:list-header>
          <text:p text:style-name="P127">Définition des objectifs <text:span text:style-name="T64">que nous avons</text:span></text:p>
          <text:list text:continue-numbering="true">
            <text:list-item>
              <text:p text:style-name="P62">Les objectifs que nous sommes fixés peuvent donc être décliné à court, moyen et long terme.</text:p>
            </text:list-item>
            <text:list-item>
              <text:p text:style-name="P62">Court terme : nous souhaitons <text:span text:style-name="T15">remplir les exigences des jalons</text:span> au fur et mesure du projet. Il ne faut pas oublier que nous travaillons sur <text:span text:style-name="T15">un projet tutoré</text:span> qui comptera pour une très grande portion de notre bulletin.</text:p>
            </text:list-item>
            <text:list-item>
              <text:p text:style-name="P63">Moyen terme : nous voulons <text:span text:style-name="T15">livrer un site</text:span> ayant un niveau <text:span text:style-name="T15">minimum de fonctionnalité et d’esthétisme</text:span>. L’autre point critique est surtout d’<text:span text:style-name="T15">assurer la disponibilité du site et la sécurité informatique</text:span> de notre infrastructure. Ce sont les <text:span text:style-name="T15">aspects techniques</text:span> du projet : nous sommes en RT, pas en TC</text:p>
            </text:list-item>
            <text:list-item>
              <text:p text:style-name="P63">À long terme : ce projet nous apporte de <text:span text:style-name="T15">nouvelles compétences</text:span><text:span text:style-name="T59"> </text:span><text:span text:style-name="T60">(</text:span>techniques ou non<text:span text:style-name="T64">)</text:span>. De plus, certains d’entre nous hésitaient à le reprendre pour s’en s<text:span text:style-name="T15">ervir de base et lancer une véritable entreprise</text:span>. Même si ce n’est pas fait à la sortie de cette année, un projet tels que celui-ci <text:span text:style-name="T15">prépare et donne des idées</text:span> aux membres de l’équipe souhaitant créer leur entreprise</text:p>
            </text:list-item>
          </text:list>
        </text:list-header>
      </text:list>
      <text:p text:style-name="P33"/>
      <text:p text:style-name="P7"/>
      <text:list text:continue-list="list165949509014955" text:style-name="L3">
        <text:list-item>
          <text:p text:style-name="P54"><text:bookmark-start text:name="__RefHeading___Toc399_377169772 Copie 4 Copie 1 Copie 1 Copie 5"/>Contraintes et ressources au lancement <text:bookmark-end text:name="__RefHeading___Toc399_377169772 Copie 4 Copie 1 Copie 1 Copie 5"/></text:p>
        </text:list-item>
      </text:list>
      <text:p text:style-name="P7"/>
      <text:p text:style-name="P18">Chaque projet est soumis à des contraintes et part avec des ressources. Notre projet ne fait pas exception</text:p>
      <text:p text:style-name="P7"/>
      <text:list text:style-name="L6">
        <text:list-header>
          <text:p text:style-name="P128">Définition des ressources</text:p>
          <text:list>
            <text:list-item>
              <text:p text:style-name="P64">Au début du projet, nous avons d<text:span text:style-name="T15">éfini les ressources</text:span> qui était à notre disposition </text:p>
            </text:list-item>
            <text:list-item>
              <text:p text:style-name="P65">Financière : </text:p>
              <text:list>
                <text:list-item>
                  <text:p text:style-name="P65"><text:span text:style-name="T65">A</text:span>u départ : <text:span text:style-name="T15">1 800 € si </text:span><text:span text:style-name="T16">reprise</text:span><text:span text:style-name="T66"> à</text:span> but lucratif ;<text:span text:style-name="T65"> </text:span><text:span text:style-name="T15">900 € sinon</text:span></text:p>
                </text:list-item>
                <text:list-item>
                  <text:p text:style-name="P65"><text:span text:style-name="T65">Cependant, après a</text:span><text:span text:style-name="T66">voir</text:span><text:span text:style-name="T65"> revue de l’organisation du </text:span><text:span text:style-name="T66">projet (nous y reviendrons), nous avons déterminé un </text:span><text:span text:style-name="T68">n</text:span><text:span text:style-name="T67">ouveau budget : 1 400 €</text:span></text:p>
                </text:list-item>
              </text:list>
            </text:list-item>
            <text:list-item>
              <text:p text:style-name="P64">Humaine : nous sommes <text:span text:style-name="T15">4</text:span>, avec des <text:span text:style-name="T15">emploi du temps varié</text:span>. Nous sommes tous étudiants en alternance, donc nos <text:span text:style-name="T15">emploi du temps sont chargé </text:span><text:span text:style-name="T16">et peu anticipable</text:span><text:span text:style-name="T66"> au jour le jour. Nous nous organisons donc </text:span><text:span text:style-name="T16">par semaine</text:span><text:span text:style-name="T66">, pour que chacun ait puisse s’organiser au mieux</text:span></text:p>
            </text:list-item>
            <text:list-item>
              <text:p text:style-name="P66">Matériel : tout élément que nous <text:span text:style-name="T15">possédons déjà</text:span> et qui nous paraît utile. Nous avons accès, sur demande pour assurer un suivi, à du <text:span text:style-name="T15">matériel</text:span> (informatique surtout) de l’<text:span text:style-name="T15">IUT</text:span></text:p>
            </text:list-item>
          </text:list>
        </text:list-header>
      </text:list>
      <text:p text:style-name="P12"/>
      <text:list text:continue-numbering="true" text:style-name="L6">
        <text:list-header>
          <text:p text:style-name="P129">Analyse et maîtrise des risques préalables</text:p>
          <text:list text:continue-numbering="true">
            <text:list-item>
              <text:p text:style-name="P66">Au début du projet, nous avons réfléchi au forces et au faiblesses du projet au travers d’une analyse SWOT</text:p>
            </text:list-item>
            <text:list-item>
              <text:p text:style-name="P137"><text:span text:style-name="T66">[insérer</text:span> analyse SWOT<text:span text:style-name="T66">]</text:span></text:p>
            </text:list-item>
            <text:list-item>
              <text:p text:style-name="P66">Analyse <text:span text:style-name="T74">du SWOT</text:span></text:p>
            </text:list-item>
          </text:list>
        </text:list-header>
      </text:list>
      <text:p text:style-name="P35"/>
      <text:p text:style-name="P7"><text:soft-page-break/></text:p>
      <text:p text:style-name="P4"/>
      <text:list xml:id="list165948684549046" text:continue-list="list165948103453000" text:style-name="L1">
        <text:list-item>
          <text:p text:style-name="P52"><text:bookmark-start text:name="__RefHeading___Toc395_377169772 Copie 1 Copie 1"/>Organisation du projet<text:bookmark-end text:name="__RefHeading___Toc395_377169772 Copie 1 Copie 1"/></text:p>
        </text:list-item>
      </text:list>
      <text:p text:style-name="P5"/>
      <text:p text:style-name="P20">Nous allons maintenant rentré dans le vif du sujet, à savoir les méthodes que nous avons utilisé pour nous organiser pour assurer l’avancée du projet</text:p>
      <text:p text:style-name="P5"/>
      <text:list xml:id="list3915200198" text:style-name="L7">
        <text:list-item>
          <text:p text:style-name="P55"><text:bookmark-start text:name="__RefHeading___Toc399_377169772 Copie 4 Copie 1 Copie 3"/>Planification du projet <text:bookmark-end text:name="__RefHeading___Toc399_377169772 Copie 4 Copie 1 Copie 3"/></text:p>
        </text:list-item>
      </text:list>
      <text:p text:style-name="P5"/>
      <text:p text:style-name="P21">L’un des outils les plus efficaces que nous utilisons pour nous organiser est le planning </text:p>
      <text:p text:style-name="P5"/>
      <text:list text:style-name="L8">
        <text:list-header>
          <text:p text:style-name="P130">Fonctionnement par <text:span text:style-name="T99">parties et par </text:span>phases</text:p>
          <text:list>
            <text:list-item>
              <text:p text:style-name="P67">Pour définir et organiser des tâches <text:span text:style-name="T73">de façon </text:span>cohérente, nous avons fractionné le projet en <text:span text:style-name="T19">3 grandes </text:span><text:span text:style-name="T15">partie</text:span><text:span text:style-name="T19">s</text:span> : </text:p>
              <text:list>
                <text:list-item>
                  <text:p text:style-name="P67"><text:span text:style-name="T71">D</text:span>ocumentation et recherches : regroupe nos tâches de <text:span text:style-name="T15">recherches préalables</text:span> et d’<text:span text:style-name="T15">organisation interne</text:span> de début de projet</text:p>
                </text:list-item>
                <text:list-item>
                  <text:p text:style-name="P67"><text:span text:style-name="T71">P</text:span>roduits et services : regroupe nos tâches de gestion et de promotion des <text:span text:style-name="T15">produits</text:span>, de gestion des <text:span text:style-name="T15">stocks</text:span> et de fourniture d’<text:span text:style-name="T15">échantillons</text:span><text:span text:style-name="T59">, </text:span><text:span text:style-name="T61">etc</text:span></text:p>
                </text:list-item>
                <text:list-item>
                  <text:p text:style-name="P67"><text:span text:style-name="T71">C</text:span>réation du site : regroupe nos tâches <text:span text:style-name="T17">techniques</text:span><text:span text:style-name="T70"> relatives à notre </text:span><text:span text:style-name="T17">infrastructure</text:span><text:span text:style-name="T70"> et au </text:span><text:span text:style-name="T17">site</text:span><text:span text:style-name="T70">. Cette partie est découpé en </text:span><text:span text:style-name="T17">3 phases </text:span><text:span text:style-name="T18">plus 1 phase en parallèle</text:span><text:span text:style-name="T70"> : le </text:span><text:span text:style-name="T17">déploiement</text:span><text:span text:style-name="T70">, la </text:span><text:span text:style-name="T17">configuration avancée</text:span><text:span text:style-name="T70"> et la </text:span><text:span text:style-name="T17">sécurisation</text:span><text:span text:style-name="T70">, </text:span><text:span text:style-name="T72">et en parallèle le </text:span><text:span text:style-name="T18">développement du site</text:span></text:p>
                </text:list-item>
                <text:list-item>
                  <text:p text:style-name="P68">Ces trois phases se déroule<text:span text:style-name="T73">nt</text:span> l’une après l’autre. <text:span text:style-name="T76">HUGO ?</text:span></text:p>
                  <text:list>
                    <text:list-item>
                      <text:p text:style-name="P68">Au cours du déploiement, nous avons <text:span text:style-name="T15">mis en place la base</text:span> de notre infrastructure, avec un niveau 0 de fonctionnalité. </text:p>
                    </text:list-item>
                    <text:list-item>
                      <text:p text:style-name="P68">Ensuite, la configuration avancée nous a permis d’améliorer les <text:span text:style-name="T15">fonctionnalités</text:span> de notre infrastructure, pour <text:span text:style-name="T15">atteindre nos objectifs pour le PoC</text:span> de fin de projet. </text:p>
                      <text:p text:style-name="P68">En même temps, nous avons entamé le développement du site. Nous <text:span text:style-name="T15">travaillons sur un miroir</text:span>, notre "preproduction", que nous <text:span text:style-name="T15">transférons</text:span> sur le site principal après les avancées majeurs </text:p>
                    </text:list-item>
                    <text:list-item>
                      <text:p text:style-name="P69">Enfin, la sécurisation nous fait repasser sur l’ensemble de notre infrastructure pour <text:span text:style-name="T15">effectuer un durcissement</text:span> de celle-ci. Nous assurons ainsi nos <text:span text:style-name="T15">objectifs de sécurité informatique</text:span>.</text:p>
                      <text:p text:style-name="P69">En parallèle, <text:span text:style-name="T72">le développement du site </text:span>continue</text:p>
                    </text:list-item>
                  </text:list>
                </text:list-item>
              </text:list>
            </text:list-item>
            <text:list-item>
              <text:p text:style-name="P70">Les <text:span text:style-name="T15">jalons ont été séparé</text:span> de ces grandes parties, afin qu’ils restent en avant dans notre organisation. <text:span text:style-name="T80">Ils constituent </text:span><text:span text:style-name="T23">nos notes</text:span><text:span text:style-name="T80"> de projet tutorés et doivent donc être mis en valeur.</text:span></text:p>
            </text:list-item>
            <text:list-item>
              <text:p text:style-name="P71">Cette <text:span text:style-name="T15">macro organisation</text:span> nous permet d’<text:span text:style-name="T15">y voir clair</text:span> dans les dizaines de tâches décrivant le projet de façon <text:span text:style-name="T15">plus détaillé</text:span> et qui <text:span text:style-name="T15">se succèdent</text:span> tout au long du projet. </text:p>
            </text:list-item>
          </text:list>
        </text:list-header>
      </text:list>
      <text:p text:style-name="P9"/>
      <text:p text:style-name="P9"/>
      <text:list text:continue-numbering="true" text:style-name="L8">
        <text:list-header>
          <text:p text:style-name="P130"><text:span text:style-name="T74">Temporalité et hiérarchie de p</text:span>riori<text:span text:style-name="T74">té</text:span> des tâches</text:p>
          <text:list text:continue-numbering="true">
            <text:list-item>
              <text:p text:style-name="P72">Comme évoqué précédemment, nous <text:span text:style-name="T20">organisons à la semaine</text:span><text:span text:style-name="T75">. Cela a pour avantages de nous </text:span><text:span text:style-name="T20">laisser de la flexibilité</text:span><text:span text:style-name="T75"> par rapport à nos emplois du temps, mais cela amène de </text:span><text:span text:style-name="T69">l’inertie</text:span><text:span text:style-name="T75">. Il est plus difficile de se rendre compte d</text:span><text:span text:style-name="T100">e l</text:span><text:span text:style-name="T75">’avancée du projet et d’effectuer des corrections une fois lancé (la tête dans le guidon)</text:span></text:p>
            </text:list-item>
            <text:list-item>
              <text:p text:style-name="P73"><text:soft-page-break/>Pour palier à cela, nous avons priorisé certaines tâches par rapport à d’autres. </text:p>
              <text:list>
                <text:list-item>
                  <text:p text:style-name="P73">Les tâches ayant une <text:span text:style-name="T15">priorité très haute</text:span> doivent être faite dans les délais pour <text:span text:style-name="T15">ne pas ralentir</text:span> le projet de façon trop importante</text:p>
                </text:list-item>
                <text:list-item>
                  <text:p text:style-name="P73">Celles ayant une <text:span text:style-name="T15">priorité haute</text:span> peuvent être terminé avec un léger retard, sans quoi le retard pris serait trop impactant</text:p>
                </text:list-item>
                <text:list-item>
                  <text:p text:style-name="P73">Les tâches de <text:span text:style-name="T15">priorité normales</text:span> sont à faire mais peuvent supporté un <text:span text:style-name="T15">retard plus important</text:span>. <text:span text:style-name="T77">Elles ne sont </text:span><text:span text:style-name="T21">pas critiques</text:span><text:span text:style-name="T77"> pour le projet</text:span></text:p>
                </text:list-item>
                <text:list-item>
                  <text:p text:style-name="P73"><text:span text:style-name="T78">Enfin, les</text:span> t<text:span text:style-name="T78">â</text:span>ches ayant une <text:span text:style-name="T15">priorité basse ou très basse</text:span> doivent être faite <text:span text:style-name="T78">si le </text:span><text:span text:style-name="T22">temps nous le permet</text:span><text:span text:style-name="T78">, et </text:span><text:span text:style-name="T22">peuvent être négligé</text:span><text:span text:style-name="T78"> si d’autres tâches plus importantes sont à faire, ou si des éléments extérieurs pertinents (tâches de l’IUT) </text:span></text:p>
                </text:list-item>
              </text:list>
            </text:list-item>
            <text:list-item>
              <text:p text:style-name="P74">Les tâches se <text:span text:style-name="T79">sont vues</text:span> assigner un niveau de priorité en fonction de <text:span text:style-name="T15">leur criticité</text:span> et <text:span text:style-name="T15">l’impact</text:span> qu’elles ont sur le projet. <text:span text:style-name="T81">Par exemple, les </text:span><text:span text:style-name="T24">jalons</text:span><text:span text:style-name="T81"> ont des tâches de très </text:span><text:span text:style-name="T24">haute priorité</text:span><text:span text:style-name="T81"> alors que les </text:span><text:span text:style-name="T24">revues facultatives</text:span><text:span text:style-name="T81"> ont une priorité </text:span><text:span text:style-name="T24">très basse</text:span><text:span text:style-name="T81">.</text:span></text:p>
            </text:list-item>
          </text:list>
        </text:list-header>
      </text:list>
      <text:p text:style-name="P9"/>
      <text:p text:style-name="P9"/>
      <text:list text:continue-numbering="true" text:style-name="L8">
        <text:list-header>
          <text:p text:style-name="P75"><text:span text:style-name="T53">Présenta</text:span><text:span text:style-name="T54">t</text:span><text:span text:style-name="T53">ion de</text:span><text:span text:style-name="T55">s</text:span><text:span text:style-name="T53"> planning</text:span><text:span text:style-name="T55">s</text:span><text:span text:style-name="T53"> de GANTT </text:span>(<text:span text:style-name="T86">QCD à définir</text:span>)</text:p>
          <text:list text:continue-numbering="true">
            <text:list-item>
              <text:p text:style-name="P82">Au début du projet, nous avons constitué un <text:span text:style-name="T15">planning prévisionnel</text:span>. Notre organisation n’était <text:span text:style-name="T15">pas aussi clairement formalisée</text:span>, nous reviendrons sur les différences </text:p>
            </text:list-item>
            <text:list-item>
              <text:p text:style-name="P82"><text:span text:style-name="T82">N</text:span>ous avons pu établir un <text:span text:style-name="T15">planning organisationnel</text:span>. <text:span text:style-name="T82">Il reprend tous les éléments vu précédemment, en déclinant les </text:span><text:span text:style-name="T25">tâches de façon détaillé</text:span></text:p>
            </text:list-item>
            <text:list-item>
              <text:p text:style-name="P83">Réalisé avec <text:span text:style-name="T15">GANTT project</text:span> : gain de <text:span text:style-name="T15">temps</text:span> et d’<text:span text:style-name="T15">argent</text:span> (gratuit + évite de rechercher ce qui doit figurer dans un planning / refaire dans Excel)</text:p>
            </text:list-item>
            <text:list-item>
              <text:p text:style-name="P84"><text:span text:style-name="T15">Couleurs</text:span> – <text:span text:style-name="T90">organisationnelles</text:span> :</text:p>
              <text:list>
                <text:list-item>
                  <text:p text:style-name="P84">Vert : tâches terminés </text:p>
                </text:list-item>
                <text:list-item>
                  <text:p text:style-name="P84">Bleu : tâches normales (en cours et à venir)</text:p>
                </text:list-item>
                <text:list-item>
                  <text:p text:style-name="P84">Orange : tâches importantes </text:p>
                </text:list-item>
                <text:list-item>
                  <text:p text:style-name="P84">Rouge : tâches en retard</text:p>
                </text:list-item>
                <text:list-item>
                  <text:p text:style-name="P85">Noir <text:span text:style-name="T85">et losange</text:span> : <text:span text:style-name="T85">"</text:span>jalon<text:span text:style-name="T85">" c’est-à-dire </text:span><text:span text:style-name="T89">principalement</text:span><text:span text:style-name="T85"> point d’étape</text:span><text:span text:style-name="T89">s du projet </text:span></text:p>
                </text:list-item>
              </text:list>
            </text:list-item>
            <text:list-item>
              <text:p text:style-name="P84"><text:span text:style-name="T86">AVOIR DES VISUELS</text:span> <text:span text:style-name="T83">(développement du site = bon mix de couleur</text:span><text:span text:style-name="T84">)</text:span></text:p>
            </text:list-item>
            <text:list-item>
              <text:p text:style-name="P86">Comme on peut le voir, les planning prévisionnels et organisationnels sont<text:span text:style-name="T15"> assez différents</text:span>. N’ayant pas encore formalisés ce qui vient d’être expliqué, nous avons essayé de créer un <text:span text:style-name="T15">planning </text:span><text:span text:style-name="T26">prévisionnel</text:span><text:span text:style-name="T15"> serv</text:span><text:span text:style-name="T26">an</text:span><text:span text:style-name="T15">t de ligne directrice</text:span>. Nous savions qu’il était amener à changer, et <text:span text:style-name="T15">après 8 mois de projet</text:span>, le <text:span text:style-name="T15">planning</text:span> <text:span text:style-name="T15">organisationnelles est très différent</text:span> </text:p>
              <text:p text:style-name="P86">De plus, les tâches ont été <text:span text:style-name="T15">remaniées plusieurs fois</text:span> pour <text:span text:style-name="T15">coller aux priorités </text:span>du projet et pour <text:span text:style-name="T15">respecter nos délais</text:span>. Ces changements ne sont <text:span text:style-name="T15">pas toujours visibles</text:span></text:p>
            </text:list-item>
          </text:list>
        </text:list-header>
      </text:list>
      <text:p text:style-name="P9"/>
      <text:p text:style-name="P9"/>
      <text:list text:continue-numbering="true" text:style-name="L8">
        <text:list-header>
          <text:p text:style-name="P130">Respect des délais</text:p>
          <text:list text:continue-numbering="true">
            <text:list-item>
              <text:p text:style-name="P87">Les tâches sont <text:span text:style-name="T15">prévu pour avoir de la marge</text:span> afin d’être réalisé à temps</text:p>
            </text:list-item>
            <text:list-item>
              <text:p text:style-name="P87">Pour certaines tâches, il est <text:span text:style-name="T15">difficile de prévoir</text:span> le temps qu’elles comprendront. En général, nous essayons de les agencer de façon à ce que elles aient <text:span text:style-name="T15">peu d’impact en cas de retard</text:span></text:p>
            </text:list-item>
            <text:list-item>
              <text:p text:style-name="P87">Parfois, il arrive que des imprévues retardent suffisamment une tâche pour qu’elle dépasse la marge prévu. Dans ces cas là, nous avons <text:span text:style-name="T15">plusieurs choix</text:span> dépendant de l’<text:span text:style-name="T15">importance de la tâche</text:span> et de son <text:span text:style-name="T15">niveau de complétion</text:span> :</text:p>
              <text:list>
                <text:list-item>
                  <text:p text:style-name="P87"><text:soft-page-break/><text:span text:style-name="T15">Se satisfaire de l’avancement</text:span> atteint et passer à la tâche suivante</text:p>
                </text:list-item>
                <text:list-item>
                  <text:p text:style-name="P87"><text:span text:style-name="T15">Rallonger la durée </text:span>de la tâche pour l’avancer plus ou la finir</text:p>
                </text:list-item>
                <text:list-item>
                  <text:p text:style-name="P87">Assigner <text:span text:style-name="T15">quelqu’un en plus</text:span> dessus pour la finir plus rapidement </text:p>
                </text:list-item>
              </text:list>
            </text:list-item>
            <text:list-item>
              <text:p text:style-name="P88">Ces <text:span text:style-name="T15">décisions sont prises ensemble</text:span> durant les réunions hebdomadaires</text:p>
            </text:list-item>
            <text:list-item>
              <text:p text:style-name="P89">En procédant ainsi nous voulons <text:span text:style-name="T15">limiter le plus possible l’impact</text:span> des retards sur les objectifs</text:p>
            </text:list-item>
          </text:list>
        </text:list-header>
      </text:list>
      <text:p text:style-name="P9"/>
      <text:p text:style-name="P5"/>
      <text:list xml:id="list165948899576438" text:continue-list="list3915200198" text:style-name="L7">
        <text:list-item>
          <text:p text:style-name="P57"><text:bookmark-start text:name="__RefHeading___Toc399_377169772 Copie 4 Copie 1 Copie 1 Copie 2"/>Moyens mis en œuvre<text:bookmark-end text:name="__RefHeading___Toc399_377169772 Copie 4 Copie 1 Copie 1 Copie 2"/></text:p>
        </text:list-item>
      </text:list>
      <text:p text:style-name="P22"/>
      <text:p text:style-name="P22">Maintenant que l’organisation de nos tâches est plus claire, voyons comment nous avons suivis leur avancement</text:p>
      <text:p text:style-name="P22"/>
      <text:list text:style-name="L9">
        <text:list-header>
          <text:p text:style-name="P131">Répartition des tâches <text:span text:style-name="T97">(peut-être overexpliqué)</text:span></text:p>
          <text:list>
            <text:list-item>
              <text:p text:style-name="P90">Pour répartir nos tâches, nous avons essayé de garder un <text:span text:style-name="T15">maximum d’équilibre</text:span> dans la <text:span text:style-name="T15">charge de travail </text:span>et dans les <text:span text:style-name="T15">sujet traités</text:span> par chacun. Pour que le projet soit enrichissant, nous avons <text:span text:style-name="T15">travaillé sur des aspects variés </text:span>autant que possible</text:p>
            </text:list-item>
            <text:list-item>
              <text:p text:style-name="P76"><text:span text:style-name="T91">Nous avons également beaucoup fonctionné par "</text:span><text:span text:style-name="T26">pseudo-</text:span><text:span text:style-name="T15">binômes</text:span><text:span text:style-name="T91">" : deux d’entre nous se voyaient des tâches dans un certain registre (ex : technique) et deux autres dans un autre registre (ex : commercial) </text:span></text:p>
              <text:p text:style-name="P90">Ainsi nous pouvions<text:span text:style-name="T15"> demandé de l’aide à l’un des autres membres</text:span> de l’équipe en cas de nécessité. <text:span text:style-name="T98">C</text:span>hacun peu<text:span text:style-name="T96">t</text:span> répondre, mais une personne est un peu plus à même de le faire. Cela <text:span text:style-name="T15">assure aussi le suivi par quelqu’un d’autre</text:span> en cas<text:span text:style-name="T92"> d’urgence</text:span></text:p>
            </text:list-item>
            <text:list-item>
              <text:p text:style-name="P91">Nous essayons également de <text:span text:style-name="T15">rester flexible</text:span>, puisque nos emplois du temps sont très chargés. Le but est de <text:span text:style-name="T15">conserver un état mental correct</text:span> pour ne pas périclité en cours de projet</text:p>
            </text:list-item>
            <text:list-item>
              <text:p text:style-name="P76"><text:span text:style-name="T93">Enfin, nous gardons une </text:span><text:span text:style-name="T27">répartition des tâches </text:span><text:span text:style-name="T15">cohérente</text:span> avec les tâches accomplies précédemment. <text:span text:style-name="T95">S</text:span><text:span text:style-name="T94">i deux tâches se suivent, la ou les personne s’étant occupé de la première feront la deuxième, sauf en cas d’impossibilité</text:span></text:p>
            </text:list-item>
          </text:list>
        </text:list-header>
      </text:list>
      <text:p text:style-name="P11"/>
      <text:p text:style-name="P11"/>
      <text:list text:continue-numbering="true" text:style-name="L9">
        <text:list-header>
          <text:p text:style-name="P131">Réunions : actions mise en place après les réunions</text:p>
          <text:list text:continue-numbering="true">
            <text:list-item>
              <text:p text:style-name="P92">Afin de suivre de se répartir les tâches comme expliquée, et aussi pour suivre l’avancée du projet, nous avons décidé de se fixer des r<text:span text:style-name="T15">éunions d’équipes régulières</text:span></text:p>
            </text:list-item>
            <text:list-item>
              <text:p text:style-name="P92">Nous en avons <text:span text:style-name="T15">une par semaine</text:span>, le plus souvent le <text:span text:style-name="T15">samedi entre 14h30 et 16h30</text:span></text:p>
            </text:list-item>
            <text:list-item>
              <text:p text:style-name="P92">Nous en avons fait <text:span text:style-name="T15">un peu plus en début de projet</text:span> pour se mettre d’accord sur les workflow et d’autres éléments, ce qui amène notre <text:span text:style-name="T15">nombre de réunions à 39 </text:span>à ce jours.</text:p>
            </text:list-item>
            <text:list-item>
              <text:p text:style-name="P92">Au cours de ces réunions, nous revenons sur le travail effectué au cours de la semaine pour <text:span text:style-name="T15">détecter d’éventuels retards</text:span> et prendre les <text:span text:style-name="T15">mesures correctives nécessaires</text:span> auxquels cas</text:p>
              <text:p text:style-name="P93">Nous discutons également des <text:span text:style-name="T15">tâches à venir</text:span>, des points nécessitant une <text:span text:style-name="T15">attention particulière</text:span> et des <text:span text:style-name="T15">questions que nous avons</text:span>. Nous faisons aussi un <text:span text:style-name="T15">état des lieux de notre santé</text:span> et de <text:span text:style-name="T15">nos emplois du temps</text:span>, pour ne pas être surpris pas des éléments extérieurs au projet</text:p>
            </text:list-item>
            <text:list-item>
              <text:p text:style-name="P94">Tout ce qui est discuté en réunion est <text:span text:style-name="T15">consigné dans un compte-rendu</text:span>, afin de <text:soft-page-break/>pouvoir retrouver de <text:span text:style-name="T15">ce qui n’aurait été dit qu’</text:span><text:span text:style-name="T28">à</text:span><text:span text:style-name="T15"> l’oral</text:span> sinon, et pour permettre au <text:span text:style-name="T15">absent de savoir ce qui a été dit</text:span></text:p>
            </text:list-item>
            <text:list-item>
              <text:p text:style-name="P95">Après les réunions, je post un <text:span text:style-name="T15">message d’annonce</text:span> dans notre discord pour <text:span text:style-name="T15">aiguiller le travail de la semaine</text:span> et <text:span text:style-name="T15">rappeler certains détails</text:span> important </text:p>
            </text:list-item>
            <text:list-item>
              <text:p text:style-name="P96">Pour détendre l’atmosphère et garder une bonne ambiance au sein de l’équipe, nous organisons parfois des <text:span text:style-name="T15">évènements</text:span>, tels que de <text:span text:style-name="T15">simples sorties au bar</text:span> après une journée de cours ou bien des <text:span text:style-name="T15">nuits de LAN</text:span> (souvent chez Loïs). Les LAN nous font <text:span text:style-name="T15">décalé la réunion au dimanche</text:span></text:p>
            </text:list-item>
          </text:list>
        </text:list-header>
      </text:list>
      <text:p text:style-name="P11"/>
      <text:p text:style-name="P11"/>
      <text:p text:style-name="P11"/>
      <text:list text:continue-numbering="true" text:style-name="L9">
        <text:list-header>
          <text:p text:style-name="P136">Communication interne</text:p>
          <text:list text:continue-numbering="true">
            <text:list-item>
              <text:p text:style-name="P97">Pour communiquer nous utilisons un <text:span text:style-name="T15">serveur Discord</text:span> que j’ai aménager pour accueillir notre projet tutoré</text:p>
            </text:list-item>
            <text:list-item>
              <text:p text:style-name="P97">Nous avons <text:span text:style-name="T15">plusieurs salons</text:span> de discussions, nous permettant d’<text:span text:style-name="T15">organiser nos conversation</text:span><text:span text:style-name="T29">s</text:span> par sujet aborder</text:p>
            </text:list-item>
            <text:list-item>
              <text:p text:style-name="P97">Nous disposons aussi de <text:span text:style-name="T15">salons vocaux</text:span> pour nous rassembler pendant les <text:span text:style-name="T15">réunions</text:span> ou <text:span text:style-name="T15">travailler ensemble</text:span></text:p>
            </text:list-item>
            <text:list-item>
              <text:p text:style-name="P97">Discord à plusieurs avantages : il est <text:span text:style-name="T15">gratuit</text:span>, nous l’utilisions tous avant donc il <text:span text:style-name="T15">est nous familier</text:span> et il <text:span text:style-name="T15">s’adapte bien</text:span> à notre organisation pour ce projet</text:p>
            </text:list-item>
            <text:list-item>
              <text:p text:style-name="P97">Pour signaler des <text:span text:style-name="T15">incidents</text:span> ou notifier de <text:span text:style-name="T15">certaines demandes ou changements</text:span>, nous utilisons également le site <text:span text:style-name="T15">Taïga</text:span> et son <text:span text:style-name="T15">module de ticket</text:span></text:p>
            </text:list-item>
            <text:list-item>
              <text:p text:style-name="P97">Mais, après avoir passé du temps dans ce projet, nous nous sommes rendu compte que <text:span text:style-name="T15">cette solution n’est pas optimal</text:span>. Nous y reviendrons plus tard</text:p>
            </text:list-item>
          </text:list>
        </text:list-header>
      </text:list>
      <text:p text:style-name="P19"/>
      <text:p text:style-name="P19"/>
      <text:list text:continue-numbering="true" text:style-name="L9">
        <text:list-header>
          <text:p text:style-name="P132">Gestion des coûts</text:p>
          <text:list text:continue-numbering="true">
            <text:list-item>
              <text:p text:style-name="P97">Dans un projet comme le n<text:span text:style-name="T103">ô</text:span>tre, il est indispensable d’<text:span text:style-name="T15">assurer un suivi efficace de nos dépenses</text:span>, pour être sur de ne pas dépenser le budget. Pour rappel, nous l’avons réajuster à 1<text:span text:style-name="T15">400 €</text:span></text:p>
            </text:list-item>
            <text:list-item>
              <text:p text:style-name="P97">Nous utilisons donc <text:span text:style-name="T15">Tricount</text:span> pour suivre nos dépenses et les <text:span text:style-name="T15">répartir équitablement</text:span> entre les membres de l’équipe. L’application est gratuite est très simple à utiliser </text:p>
            </text:list-item>
            <text:list-item>
              <text:p text:style-name="P97">Nous sommes donc à <text:span text:style-name="T51">1349,61 €</text:span><text:span text:style-name="T15"> dépensé</text:span> à ce jour au total. Cependant il faut y soustraire <text:span text:style-name="T15">290,83</text:span><text:span text:style-name="T51"> €</text:span>. Ce sont les <text:span text:style-name="T15">parts de Loïs, Arthur et moi</text:span> pour l’achat d’une partie du <text:span text:style-name="T15">matériel</text:span> qu’Hugo va récupérer pour son usage après la fin du projet. </text:p>
              <text:p text:style-name="P97">Cela amène donc à de <text:span text:style-name="T15">1 058,78</text:span><text:span text:style-name="T51"> €</text:span> dépenses au total. <text:span text:style-name="T102">Cela nous </text:span><text:span text:style-name="T124">place un peu au dessus</text:span><text:span text:style-name="T102"> </text:span><text:span text:style-name="T124">de</text:span><text:span text:style-name="T102"> la barre des </text:span><text:span text:style-name="T52">900 €</text:span><text:span text:style-name="T125">,</text:span><text:span text:style-name="T102"> initialement prévu si le projet n’était pas lancé commercialement à la fin de l’année</text:span></text:p>
            </text:list-item>
            <text:list-item>
              <text:p text:style-name="P98">En plus de cela, nous conservons chacun les <text:span text:style-name="T15">différents justificatifs</text:span> (facture et ordre de virement) attestant bien de nos dépenses. Nous en partageons une version censuré des informations sensibles et filigranés dans les documents de projets</text:p>
            </text:list-item>
            <text:list-item>
              <text:p text:style-name="P100">Pour ce qui de la gestion de nos <text:span text:style-name="T15">ressources humaines</text:span>, c’est-à-dire le <text:span text:style-name="T15">temps</text:span> et le <text:span text:style-name="T15">moral</text:span> de notre équipe, nous l’avons <text:span text:style-name="T15">déjà abordé</text:span>. Pour rappel, nos organisons des <text:span text:style-name="T15">événements</text:span> de temps à autres et nous restons <text:span text:style-name="T15">flexible</text:span> dans notre manière de travailler</text:p>
            </text:list-item>
            <text:list-item>
              <text:p text:style-name="P100">Ce qu’on peut ajouter c’est que nous sommes <text:span text:style-name="T15">à l’écoute</text:span> les uns des autres. Si un <text:soft-page-break/>de nous à un problème ou ne sent pas bien, nous faisons ce qui est en notre pouvoir pour l’aider et le soulager jusqu’à ce qu’il aille mieux </text:p>
            </text:list-item>
            <text:list-item>
              <text:p text:style-name="P100">Avant d’être des <text:span text:style-name="T15">collègues</text:span> de projets, nous sommes <text:span text:style-name="T15">des amis</text:span></text:p>
            </text:list-item>
          </text:list>
        </text:list-header>
      </text:list>
      <text:p text:style-name="P34"/>
      <text:p text:style-name="P34"/>
      <text:p text:style-name="P5"/>
      <text:list text:continue-list="list165948899576438" text:style-name="L7">
        <text:list-item>
          <text:p text:style-name="P57"><text:bookmark-start text:name="__RefHeading___Toc399_377169772 Copie 4 Copie 1 Copie 1 Copie 2 Copie 1"/>Documents d'organisation<text:bookmark-end text:name="__RefHeading___Toc399_377169772 Copie 4 Copie 1 Copie 1 Copie 2 Copie 1"/></text:p>
        </text:list-item>
      </text:list>
      <text:p text:style-name="P5"/>
      <text:p text:style-name="P23">Nous allons maintenant aborder un aspect un peu terre à terre mais nécessaire pour être en mesure de travailler correctement : c’est l’organisation de nos documents</text:p>
      <text:p text:style-name="P5"/>
      <text:list text:style-name="L10">
        <text:list-header>
          <text:p text:style-name="P133">Structure organisationnel de nos documents</text:p>
          <text:list>
            <text:list-item>
              <text:p text:style-name="P101">Une des <text:span text:style-name="T15">contraintes techniques imposés</text:span> était <text:span text:style-name="T107">d’utiliser un </text:span><text:span text:style-name="T34">GitHub</text:span><text:span text:style-name="T107"> pour nous </text:span><text:span text:style-name="T34">partager nos documents</text:span><text:span text:style-name="T107"> et permettre l’</text:span><text:span text:style-name="T34">accès aux professeurs</text:span></text:p>
            </text:list-item>
            <text:list-item>
              <text:p text:style-name="P102">Pour conserver une <text:span text:style-name="T15">arborescence claire et structurée</text:span>, nous avons mis en place <text:span text:style-name="T15">quelques règles </text:span></text:p>
              <text:list>
                <text:list-item>
                  <text:p text:style-name="P102">Règle de nommages</text:p>
                </text:list-item>
                <text:list-item>
                  <text:p text:style-name="P102">Versionnage des documents "non-code" (.ODT, .PPT, .PDF, etc)</text:p>
                </text:list-item>
                <text:list-item>
                  <text:p text:style-name="P103">L’utilisation de répertoire dédiés pour les éléments de brouillon</text:p>
                </text:list-item>
                <text:list-item>
                  <text:p text:style-name="P104">Charte <text:span text:style-name="T108">d’utilisation</text:span> du premier niveau de l’arborescence </text:p>
                </text:list-item>
              </text:list>
            </text:list-item>
            <text:list-item>
              <text:p text:style-name="P105">Ces quelques règles nous permettent de comprendre plus facilement sur <text:span text:style-name="T15">ce qui a été fait</text:span> par les autres membre de l’équipe et de <text:span text:style-name="T15">retrouver les documents voulus </text:span><text:span text:style-name="T59">plus facilement </text:span></text:p>
            </text:list-item>
          </text:list>
        </text:list-header>
      </text:list>
      <text:p text:style-name="P11"/>
      <text:p text:style-name="P11"/>
      <text:list text:continue-numbering="true" text:style-name="L10">
        <text:list-header>
          <text:p text:style-name="P135">Documents <text:span text:style-name="T119">d’organisation </text:span><text:span text:style-name="T120">interne</text:span></text:p>
          <text:list text:continue-numbering="true">
            <text:list-item>
              <text:p text:style-name="P106">Toutes ses informations, et de nombre d’autres précédemment évoquées (budget, organisation des tâches, de l’arborescence, etc), sont clairement mentionnées dans des documents de notre projet. La majorité de ces documents sont regroupés au même endroit :</text:p>
              <text:list>
                <text:list-item>
                  <text:p text:style-name="P99"><text:span text:style-name="T110">Parmi eux, nous avons déjà parler des</text:span><text:span text:style-name="T106"> </text:span><text:span text:style-name="T40">planning prévisionnel</text:span><text:span text:style-name="T106"> et </text:span><text:span text:style-name="T40">organisationnel</text:span><text:span text:style-name="T106">, </text:span><text:span text:style-name="T110">et des </text:span><text:span text:style-name="T41">compte</text:span><text:span text:style-name="T38">s</text:span><text:span text:style-name="T41"> rendu</text:span><text:span text:style-name="T109"> de réunions</text:span></text:p>
                </text:list-item>
                <text:list-item>
                  <text:p text:style-name="P107"><text:span text:style-name="T111">Nous possédons aussi une </text:span><text:span text:style-name="T38">s</text:span><text:span text:style-name="T15">ynthèse de </text:span><text:span text:style-name="T39">méthodes de travail</text:span><text:span text:style-name="T105">, </text:span><text:span text:style-name="T112">qui rassemble et détaille beaucoup des éléments de notre organisation interne</text:span></text:p>
                </text:list-item>
                <text:list-item>
                  <text:p text:style-name="P107"><text:span text:style-name="T112">Notre </text:span><text:span text:style-name="T37">c</text:span><text:span text:style-name="T15">harte informatique</text:span> <text:span text:style-name="T112">définit les bonnes pratiques informatiques que nous souhaitons maintenir pour le projet</text:span></text:p>
                </text:list-item>
                <text:list-item>
                  <text:p text:style-name="P108"><text:span text:style-name="T113">Notre </text:span><text:span text:style-name="T35">c</text:span><text:span text:style-name="T15">harte </text:span><text:span text:style-name="T36">graphique</text:span><text:span text:style-name="T104"> </text:span><text:span text:style-name="T113">décrit notre direction artistique, notre identité visuelle</text:span></text:p>
                </text:list-item>
                <text:list-item>
                  <text:p text:style-name="P109"><text:span text:style-name="T114">Nous avons également des </text:span><text:span text:style-name="T42">t</text:span><text:span text:style-name="T15">emplates</text:span> <text:span text:style-name="T114">dans différents formats, pour gagner du temps quand nous voulons créer un nouveau document</text:span></text:p>
                </text:list-item>
                <text:list-item>
                  <text:p text:style-name="P110"><text:span text:style-name="T115">Nous avons pris le temps d’écrire quelques </text:span><text:span text:style-name="T43">t</text:span><text:span text:style-name="T15">uto</text:span><text:span text:style-name="T39">s</text:span><text:span text:style-name="T15"> et procédure</text:span><text:span text:style-name="T39">s</text:span><text:span text:style-name="T105"> </text:span><text:span text:style-name="T115">pour chacun puisse utiliser nos outils, même après plusieurs semaines après avoir oublier comment faire</text:span></text:p>
                </text:list-item>
                <text:list-item>
                  <text:p text:style-name="P111"><text:span text:style-name="T115">Nous enregistrons aussi les </text:span><text:span text:style-name="T43">d</text:span><text:span text:style-name="T15">ocuments originaux</text:span> partagés par les équipes enseignantes, <text:span text:style-name="T115">afin de ne pas avoir à les chercher dans le moodle du GRETA en cas de besoin</text:span></text:p>
                </text:list-item>
              </text:list>
            </text:list-item>
            <text:list-item>
              <text:p text:style-name="P112">Tous ces documents sont <text:span text:style-name="T15">issue de nos discussion</text:span>s pour nous mettre d’accord sur <text:soft-page-break/>les meilleures <text:span text:style-name="T15">façons d’organiser</text:span> notre travail</text:p>
            </text:list-item>
            <text:list-item>
              <text:p text:style-name="P112">Ils peuvent être consulté à tout moment en cas d’interrogation ou de doutes, et sont <text:span text:style-name="T15">mis à jour</text:span> quand nous décidons de modifier nos méthodes de travail</text:p>
            </text:list-item>
          </text:list>
        </text:list-header>
      </text:list>
      <text:p text:style-name="P19"/>
      <text:p text:style-name="P19"/>
      <text:list text:continue-numbering="true" text:style-name="L10">
        <text:list-header>
          <text:p text:style-name="P134"><text:span text:style-name="T116">D</text:span>ocumentation du projet</text:p>
          <text:list text:continue-numbering="true">
            <text:list-item>
              <text:p text:style-name="P113"><text:span text:style-name="T117">Au début du projet, nous avons effectuer </text:span><text:span text:style-name="T44">beaucoup de recherche</text:span><text:span text:style-name="T45">s</text:span><text:span text:style-name="T117">. Le but était de </text:span><text:span text:style-name="T44">déterminer le fonctionnement</text:span><text:span text:style-name="T117"> que nous voulions pour notre site, mais également comment y arriver.</text:span></text:p>
            </text:list-item>
            <text:list-item>
              <text:p text:style-name="P113"><text:span text:style-name="T117">Pour que chacun puisse </text:span><text:span text:style-name="T44">profiter des recherches effectuées par les autres</text:span><text:span text:style-name="T117">, nous </text:span><text:span text:style-name="T118">avons constitué des d</text:span>ocuments <text:span text:style-name="T46">rassemblant synthétiquement le résultat de nos</text:span><text:span text:style-name="T15"> recherches</text:span> </text:p>
            </text:list-item>
            <text:list-item>
              <text:p text:style-name="P114">Ces documents ont souvent la forme de <text:span text:style-name="T15">compte-rendu textuelles</text:span>, divisé en partie explicite pour <text:span text:style-name="T15">faciliter la recherche d’informations</text:span></text:p>
            </text:list-item>
            <text:list-item>
              <text:p text:style-name="P114">En plus de cela, nous avons constitué la <text:span text:style-name="T15">documentation des configuration effectuées sur l’infrastructure</text:span>. Le but est de <text:span text:style-name="T15">consigner les paramétrages</text:span> et les <text:span text:style-name="T15">modifications</text:span> effectué afin que les autres membres puissent c<text:span text:style-name="T15">omprendre ce qui a été fait</text:span> sur l’élément. De plus, cela permet de <text:span text:style-name="T15">redéployer et reconfigurer les éléments</text:span> plus rapidement en cas de problèmes</text:p>
            </text:list-item>
            <text:list-item>
              <text:p text:style-name="P144"><text:span text:style-name="T8">Les documents de suivi d’infrastructure ont des </text:span><text:span text:style-name="T9">formats variés</text:span><text:span text:style-name="T8">, allant du documents de </text:span><text:span text:style-name="T9">texte basique</text:span><text:span text:style-name="T8"> au </text:span><text:span text:style-name="T9">tableur Excel</text:span><text:span text:style-name="T8">, en passant par des </text:span><text:span text:style-name="T9">compte-rendu</text:span><text:span text:style-name="T8"> </text:span><text:span text:style-name="T9">textuelles</text:span></text:p>
            </text:list-item>
          </text:list>
        </text:list-header>
      </text:list>
      <text:p text:style-name="P34"/>
      <text:p text:style-name="P5"/>
      <text:list xml:id="list165948214140425" text:continue-list="list165948684549046" text:style-name="L1">
        <text:list-item>
          <text:p text:style-name="P52"><text:bookmark-start text:name="__RefHeading___Toc395_377169772 Copie 1 Copie 2"/>Points d'achoppement du projet<text:bookmark-end text:name="__RefHeading___Toc395_377169772 Copie 1 Copie 2"/></text:p>
        </text:list-item>
      </text:list>
      <text:p text:style-name="P5"/>
      <text:p text:style-name="P120">L’organisation de notre projet est désormais claire. Cela dit, nous ne sommes pas arrivé à cette organisation en une nuit. Ce sont les difficultés rencontrés qui ont forcé à trouver des solutions adaptés à notre projet</text:p>
      <text:p text:style-name="P5"/>
      <text:list xml:id="list1465930030" text:style-name="L11">
        <text:list-item>
          <text:p text:style-name="P56"><text:bookmark-start text:name="__RefHeading___Toc399_377169772 Copie 4 Copie 1 Copie 4"/>Difficulté majeurs<text:bookmark-end text:name="__RefHeading___Toc399_377169772 Copie 4 Copie 1 Copie 4"/></text:p>
        </text:list-item>
      </text:list>
      <text:p text:style-name="P5"/>
      <text:list text:style-name="L12">
        <text:list-item>
          <text:p text:style-name="P78">Priorisati<text:span text:style-name="T121">o</text:span>n des tâches</text:p>
          <text:list>
            <text:list-item>
              <text:p text:style-name="P119">Par <text:span text:style-name="T15">manque d’expériences</text:span>, nous n’avons <text:span text:style-name="T15">pas mis en place la priorisation des tâches</text:span> tout de suite</text:p>
            </text:list-item>
            <text:list-item>
              <text:p text:style-name="P119">Nous avions une idée des <text:span text:style-name="T15">tâches les plus critiques</text:span>, <text:span text:style-name="T122">mais nous manquions de </text:span><text:span text:style-name="T48">granularité</text:span><text:span text:style-name="T122">, et donc de </text:span><text:span text:style-name="T48">visibilité</text:span></text:p>
            </text:list-item>
            <text:list-item>
              <text:p text:style-name="P121">Aux alentours de <text:span text:style-name="T33">&lt;PERIODE TEMPOREL&gt;</text:span>, nous nous sommes rendus compte que nous <text:span text:style-name="T15">dévions des tâches </text:span><text:span text:style-name="T49">importantes</text:span> au cours du projet, sur lesquels <text:span text:style-name="T123">nous sommes </text:span><text:span text:style-name="T47">évaluer</text:span></text:p>
            </text:list-item>
            <text:list-item>
              <text:p text:style-name="P122">C’est pour palier à ce problème que nous avons convenue du <text:span text:style-name="T15">système de priorité</text:span> que nous avons détaillé précédemment </text:p>
            </text:list-item>
            <text:list-item>
              <text:p text:style-name="P122">Depuis, nous avons une <text:span text:style-name="T15">meilleure vision</text:span> sur l’impact des t<text:span text:style-name="T15">âches non-critiques </text:span></text:p>
            </text:list-item>
          </text:list>
        </text:list-item>
      </text:list>
      <text:p text:style-name="P9"/>
      <text:p text:style-name="P9"/>
      <text:list text:continue-numbering="true" text:style-name="L12">
        <text:list-item>
          <text:p text:style-name="P77">Gestion de la charge de travail</text:p>
          <text:list>
            <text:list-item>
              <text:p text:style-name="P123">Nous avons eu aussi quelques soucis pour calibrer notre charge de travail au début du prochain. Cela est du à plusieurs facteurs :</text:p>
              <text:list>
                <text:list-item>
                  <text:p text:style-name="P123">La charge de travail déjà importante hors PTUT</text:p>
                </text:list-item>
                <text:list-item>
                  <text:p text:style-name="P123">Le facteur inconnue du projet tutoré : 1ère fois que nous travaillons sur un projet d’une tél envergure </text:p>
                </text:list-item>
                <text:list-item>
                  <text:p text:style-name="P123">Nos alternances et les contraintes liées à celle-ci : temps de trajet, disponibilité, etc</text:p>
                </text:list-item>
              </text:list>
            </text:list-item>
            <text:list-item>
              <text:p text:style-name="P123">Nous avons donc eu des difficulté à certains moments entre la charge de travail prévu et celle qu’il nous était possible de réaliser </text:p>
            </text:list-item>
            <text:list-item>
              <text:p text:style-name="P124"><text:span text:style-name="T124">Aussi, plus le projet avançait, plus le </text:span>ratio charge de travail <text:span text:style-name="T124">et</text:span> note <text:span text:style-name="T124">obtenus nous paraissait </text:span>peu <text:span text:style-name="T124">gratifiant. L’ayant compris comme une mauvaise compréhension des énoncées</text:span></text:p>
            </text:list-item>
            <text:list-item>
              <text:p text:style-name="P123"/>
            </text:list-item>
            <text:list-item>
              <text:p text:style-name="P123">aussi, amélioration depuis priorisation des taches</text:p>
            </text:list-item>
          </text:list>
        </text:list-item>
      </text:list>
      <text:p text:style-name="P9"/>
      <text:p text:style-name="P9"/>
      <text:list text:continue-numbering="true" text:style-name="L12">
        <text:list-item>
          <text:p text:style-name="P77">Compréhension et réponses aux attendus</text:p>
        </text:list-item>
      </text:list>
      <text:p text:style-name="P9"/>
      <text:p text:style-name="P5"/>
      <text:list xml:id="list165949748620805" text:continue-list="list1465930030" text:style-name="L11">
        <text:list-item>
          <text:p text:style-name="P58"><text:bookmark-start text:name="__RefHeading___Toc399_377169772 Copie 4 Copie 1 Copie 1 Copie 3"/>Améliorations possibles <text:bookmark-end text:name="__RefHeading___Toc399_377169772 Copie 4 Copie 1 Copie 1 Copie 3"/></text:p>
        </text:list-item>
      </text:list>
      <text:p text:style-name="P5"/>
      <text:list text:style-name="L13">
        <text:list-item>
          <text:p text:style-name="P79">Contexte PTUT</text:p>
          <text:list>
            <text:list-item>
              <text:p text:style-name="P115">Système de ticketing : à chier <text:span text:style-name="T101">(bot ticket discord)</text:span></text:p>
            </text:list-item>
          </text:list>
        </text:list-item>
      </text:list>
      <text:p text:style-name="P116"/>
      <text:p text:style-name="P116"><text:soft-page-break/></text:p>
      <text:list text:continue-numbering="true" text:style-name="L13">
        <text:list-item>
          <text:p text:style-name="P80">Hors contexte PTUT<text:span text:style-name="T5"/></text:p>
          <text:list>
            <text:list-item>
              <text:p text:style-name="P115">Système de ticketing : pas assez de monde</text:p>
            </text:list-item>
          </text:list>
        </text:list-item>
      </text:list>
      <text:p text:style-name="P116"/>
      <text:p text:style-name="P34"/>
      <text:p text:style-name="P6"/>
      <text:list text:continue-list="list165949748620805" text:style-name="L11">
        <text:list-item>
          <text:p text:style-name="P59"><text:bookmark-start text:name="__RefHeading___Toc399_377169772 Copie 4 Copie 1 Copie 1 Copie 3 Copie 1"/>État d'esprit de l'équipe<text:bookmark-end text:name="__RefHeading___Toc399_377169772 Copie 4 Copie 1 Copie 1 Copie 3 Copie 1"/></text:p>
        </text:list-item>
      </text:list>
      <text:p text:style-name="P6"/>
      <text:p text:style-name="P13">Retracer nos haut et nos bas (surtout les bas tbh) tout au long du pro<text:span text:style-name="T14">jet</text:span></text:p>
      <text:list text:style-name="L14">
        <text:list-item>
          <text:p text:style-name="P145">Début du projet </text:p>
        </text:list-item>
        <text:list-item>
          <text:p text:style-name="P145">Vacances de noël </text:p>
        </text:list-item>
        <text:list-item>
          <text:p text:style-name="P145">Hiver</text:p>
        </text:list-item>
        <text:list-item>
          <text:p text:style-name="P145">Vacances de pâques</text:p>
        </text:list-item>
        <text:list-item>
          <text:p text:style-name="P145">Prévisionnel jusqu'à la fin de l'année </text:p>
        </text:list-item>
      </text:list>
      <text:p text:style-name="P6"/>
      <text:list text:continue-list="list165948214140425" text:style-name="L1">
        <text:list-item>
          <text:p text:style-name="P52"><text:bookmark-start text:name="__RefHeading___Toc395_377169772 Copie 1 Copie 3"/>Conclusion <text:bookmark-end text:name="__RefHeading___Toc395_377169772 Copie 1 Copie 3"/></text:p>
        </text:list-item>
      </text:list>
      <text:p text:style-name="P5"/>
      <text:list text:style-name="L15">
        <text:list-item>
          <text:p text:style-name="P117">Le projet est cool mais la partie front end sera pas OK pour Juin</text:p>
        </text:list-item>
        <text:list-item>
          <text:p text:style-name="P117">La partie technique cependant : ça ira (i guess) </text:p>
        </text:list-item>
        <text:list-item>
          <text:p text:style-name="P117">Question sur notre capacité a assuré un aussi bon travail que voulu, compte tenu de toute les contraintes extérieurs </text:p>
        </text:list-item>
      </text:list>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1D50AB68.png" xlink:type="simple" xlink:show="embed" xlink:actuate="onLoad" draw:mime-type="image/png"/></draw:frame><text:span text:style-name="MT1">Wizards &amp; Dice</text:span></text:p>
        <text:p text:style-name="MP1">Idées directrices – Présentation du jalon 6</text:p>
      </style:header>
      <style:footer>
        <text:p text:style-name="MP2"><draw:frame draw:style-name="Mfr2" draw:name="image4.png" text:anchor-type="char" svg:x="-1.154cm" svg:y="-0.46cm" svg:width="11.947cm" svg:height="1.891cm" draw:z-index="17"><draw:image xlink:href="Pictures/100000000000044E000000AD32145E9E.png" xlink:type="simple" xlink:show="embed" xlink:actuate="onLoad" draw:mime-type="image/png"/></draw:frame><text:page-number text:select-page="current">1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5-05T15:10:13.931000000</dc:date>
    <meta:editing-duration>PT23H48M19S</meta:editing-duration>
    <meta:editing-cycles>173</meta:editing-cycles>
    <meta:document-statistic meta:table-count="0" meta:image-count="7" meta:object-count="0" meta:page-count="16" meta:paragraph-count="232" meta:word-count="3818" meta:character-count="22555" meta:non-whitespace-character-count="19086"/>
  </office:meta>
</office:document-meta>
</file>